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Contents_20_3">
      <style:paragraph-properties>
        <style:tab-stops>
          <style:tab-stop style:position="6.1071in" style:type="right" style:leader-style="dotted" style:leader-text="."/>
        </style:tab-stops>
      </style:paragraph-properties>
    </style:style>
    <style:style style:name="P4" style:family="paragraph" style:parent-style-name="Contents_20_4">
      <style:paragraph-properties>
        <style:tab-stops>
          <style:tab-stop style:position="5.9102in" style:type="right" style:leader-style="dotted" style:leader-text="."/>
        </style:tab-stops>
      </style:paragraph-properties>
    </style:style>
    <style:style style:name="P5" style:family="paragraph" style:parent-style-name="Contents_20_1">
      <style:paragraph-properties>
        <style:tab-stops>
          <style:tab-stop style:position="6.5in" style:type="right" style:leader-style="dotted" style:leader-text="."/>
        </style:tab-stops>
      </style:paragraph-properties>
    </style:style>
    <style:style style:name="P6"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text-position="sub 5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ith, Hearing and the Power of Music in Devotional Music of the Spanish Empire</text:p>
      <text:p text:style-name="Author">Andrew A. Cashner</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Contents</text:p>
          </text:index-title>
          <text:p text:style-name="P5"><text:a xlink:type="simple" xlink:href="#__RefHeading___Toc7242_3292015649" text:style-name="Internet_20_link" text:visited-style-name="Internet_20_link">Part I Listening for Faith</text:a><text:tab/><text:a xlink:type="simple" xlink:href="#__RefHeading___Toc7242_3292015649" text:style-name="Internet_20_link" text:visited-style-name="Internet_20_link">2</text:a></text:p>
          <text:p text:style-name="P6"><text:a xlink:type="simple" xlink:href="#__RefHeading___Toc7244_3292015649" text:style-name="Internet_20_link" text:visited-style-name="Internet_20_link">Chapter 1 Villancicos as Musical Theology</text:a><text:tab/><text:a xlink:type="simple" xlink:href="#__RefHeading___Toc7244_3292015649" text:style-name="Internet_20_link" text:visited-style-name="Internet_20_link">2</text:a></text:p>
          <text:p text:style-name="P6"><text:a xlink:type="simple" xlink:href="#__RefHeading___Toc7246_3292015649" text:style-name="Internet_20_link" text:visited-style-name="Internet_20_link">Chapter 2 Making Faith Appeal to Hearing</text:a><text:tab/><text:a xlink:type="simple" xlink:href="#__RefHeading___Toc7246_3292015649" text:style-name="Internet_20_link" text:visited-style-name="Internet_20_link">3</text:a></text:p>
          <text:p text:style-name="P3"><text:a xlink:type="simple" xlink:href="#__RefHeading___Toc7248_3292015649" text:style-name="Internet_20_link" text:visited-style-name="Internet_20_link">Accommodating and Training the Ear</text:a><text:tab/><text:a xlink:type="simple" xlink:href="#__RefHeading___Toc7248_3292015649" text:style-name="Internet_20_link" text:visited-style-name="Internet_20_link">5</text:a></text:p>
          <text:p text:style-name="P4"><text:a xlink:type="simple" xlink:href="#__RefHeading___Toc7250_3292015649" text:style-name="Internet_20_link" text:visited-style-name="Internet_20_link">Hearing Christ the Word</text:a><text:tab/><text:a xlink:type="simple" xlink:href="#__RefHeading___Toc7250_3292015649" text:style-name="Internet_20_link" text:visited-style-name="Internet_20_link">6</text:a></text:p>
          <text:p text:style-name="P4"><text:a xlink:type="simple" xlink:href="#__RefHeading___Toc7252_3292015649" text:style-name="Internet_20_link" text:visited-style-name="Internet_20_link">Experiencing Spiritual Truth through Music</text:a><text:tab/><text:a xlink:type="simple" xlink:href="#__RefHeading___Toc7252_3292015649" text:style-name="Internet_20_link" text:visited-style-name="Internet_20_link">10</text:a></text:p>
          <text:p text:style-name="P3"><text:a xlink:type="simple" xlink:href="#__RefHeading___Toc7254_3292015649" text:style-name="Internet_20_link" text:visited-style-name="Internet_20_link">Danger and Doubt</text:a><text:tab/><text:a xlink:type="simple" xlink:href="#__RefHeading___Toc7254_3292015649" text:style-name="Internet_20_link" text:visited-style-name="Internet_20_link">15</text:a></text:p>
          <text:p text:style-name="P4"><text:a xlink:type="simple" xlink:href="#__RefHeading___Toc7256_3292015649" text:style-name="Internet_20_link" text:visited-style-name="Internet_20_link">Cultural Conditioning in Hearing</text:a><text:tab/><text:a xlink:type="simple" xlink:href="#__RefHeading___Toc7256_3292015649" text:style-name="Internet_20_link" text:visited-style-name="Internet_20_link">19</text:a></text:p>
          <text:p text:style-name="P4"><text:a xlink:type="simple" xlink:href="#__RefHeading___Toc7258_3292015649" text:style-name="Internet_20_link" text:visited-style-name="Internet_20_link">Obstacles to Faith and Mistrust of Hearing</text:a><text:tab/><text:a xlink:type="simple" xlink:href="#__RefHeading___Toc7258_3292015649" text:style-name="Internet_20_link" text:visited-style-name="Internet_20_link">22</text:a></text:p>
          <text:p text:style-name="P4"><text:a xlink:type="simple" xlink:href="#__RefHeading___Toc7260_3292015649" text:style-name="Internet_20_link" text:visited-style-name="Internet_20_link">Hearing the Word in Community</text:a><text:tab/><text:a xlink:type="simple" xlink:href="#__RefHeading___Toc7260_3292015649" text:style-name="Internet_20_link" text:visited-style-name="Internet_20_link">25</text:a></text:p>
          <text:p text:style-name="P3"><text:a xlink:type="simple" xlink:href="#__RefHeading___Toc7262_3292015649" text:style-name="Internet_20_link" text:visited-style-name="Internet_20_link">The Primacy of Hearing in Villancicos</text:a><text:tab/><text:a xlink:type="simple" xlink:href="#__RefHeading___Toc7262_3292015649" text:style-name="Internet_20_link" text:visited-style-name="Internet_20_link">27</text:a></text:p>
          <text:p text:style-name="P4"><text:a xlink:type="simple" xlink:href="#__RefHeading___Toc7264_3292015649" text:style-name="Internet_20_link" text:visited-style-name="Internet_20_link">Contests of the Senses and Early Modern Concepts of Sensation</text:a><text:tab/><text:a xlink:type="simple" xlink:href="#__RefHeading___Toc7264_3292015649" text:style-name="Internet_20_link" text:visited-style-name="Internet_20_link">28</text:a></text:p>
          <text:p text:style-name="P4"><text:a xlink:type="simple" xlink:href="#__RefHeading___Toc7266_3292015649" text:style-name="Internet_20_link" text:visited-style-name="Internet_20_link">Staging the Contest in Sound: Irízar and Carrión at Segovia Cathedral</text:a><text:tab/><text:a xlink:type="simple" xlink:href="#__RefHeading___Toc7266_3292015649" text:style-name="Internet_20_link" text:visited-style-name="Internet_20_link">31</text:a></text:p>
          <text:p text:style-name="P4"><text:a xlink:type="simple" xlink:href="#__RefHeading___Toc7268_3292015649" text:style-name="Internet_20_link" text:visited-style-name="Internet_20_link">Sensory Confusion</text:a><text:tab/><text:a xlink:type="simple" xlink:href="#__RefHeading___Toc7268_3292015649" text:style-name="Internet_20_link" text:visited-style-name="Internet_20_link">35</text:a></text:p>
          <text:p text:style-name="P3"><text:a xlink:type="simple" xlink:href="#__RefHeading___Toc7270_3292015649" text:style-name="Internet_20_link" text:visited-style-name="Internet_20_link">Impaired Hearers, Incompetent Teachers: “Villancicos of the Deaf”</text:a><text:tab/><text:a xlink:type="simple" xlink:href="#__RefHeading___Toc7270_3292015649" text:style-name="Internet_20_link" text:visited-style-name="Internet_20_link">37</text:a></text:p>
          <text:p text:style-name="P4"><text:a xlink:type="simple" xlink:href="#__RefHeading___Toc7272_3292015649" text:style-name="Internet_20_link" text:visited-style-name="Internet_20_link">Laughing at the Deaf: Juan Gutiérrez de Padilla (Puebla, 1651)</text:a><text:tab/><text:a xlink:type="simple" xlink:href="#__RefHeading___Toc7272_3292015649" text:style-name="Internet_20_link" text:visited-style-name="Internet_20_link">37</text:a></text:p>
          <text:p text:style-name="P4"><text:soft-page-break/><text:a xlink:type="simple" xlink:href="#__RefHeading___Toc7274_3292015649" text:style-name="Internet_20_link" text:visited-style-name="Internet_20_link">Learning from the Deaf: Matías Ruíz (Madrid, 1671)</text:a><text:tab/><text:a xlink:type="simple" xlink:href="#__RefHeading___Toc7274_3292015649" text:style-name="Internet_20_link" text:visited-style-name="Internet_20_link">40</text:a></text:p>
          <text:p text:style-name="P3"><text:a xlink:type="simple" xlink:href="#__RefHeading___Toc7276_3292015649" text:style-name="Internet_20_link" text:visited-style-name="Internet_20_link">Failures of Faithful Hearing</text:a><text:tab/><text:a xlink:type="simple" xlink:href="#__RefHeading___Toc7276_3292015649" text:style-name="Internet_20_link" text:visited-style-name="Internet_20_link">43</text:a></text:p>
          <text:p text:style-name="P4"><text:a xlink:type="simple" xlink:href="#__RefHeading___Toc7278_3292015649" text:style-name="Internet_20_link" text:visited-style-name="Internet_20_link">“Make a Hedge around Your Ears”</text:a><text:tab/><text:a xlink:type="simple" xlink:href="#__RefHeading___Toc7278_3292015649" text:style-name="Internet_20_link" text:visited-style-name="Internet_20_link">45</text:a></text:p>
          <text:p text:style-name="P6"><text:a xlink:type="simple" xlink:href="#__RefHeading___Toc7280_3292015649" text:style-name="Internet_20_link" text:visited-style-name="Internet_20_link">Chapter 3 Bibliography</text:a><text:tab/><text:a xlink:type="simple" xlink:href="#__RefHeading___Toc7280_3292015649" text:style-name="Internet_20_link" text:visited-style-name="Internet_20_link">47</text:a></text:p>
        </text:index-body>
      </text:table-of-content>
      <text:h text:style-name="Heading_20_1" text:outline-level="1"><text:bookmark-start text:name="__RefHeading___Toc7242_3292015649"/>Listening for Faith<text:bookmark-end text:name="__RefHeading___Toc7242_3292015649"/></text:h>
      <text:h text:style-name="Heading_20_2" text:outline-level="2"><text:bookmark-start text:name="__RefHeading___Toc7244_3292015649"/>Villancicos as Musical Theology<text:bookmark-end text:name="__RefHeading___Toc7244_3292015649"/></text:h>
      <text:p text:style-name="P2">Faith, then, comes through hearing,<text:line-break/>and hearing, by the word of Christ.<text:line-break/>— St. Paul, Romans 10:17</text:p>
      <text:p text:style-name="First_20_paragraph">St. Paul wrote to the Christian community in Rome, “How are they to believe if they have not heard?” since “faith comes through hearing, and hearing, by the Word of Christ” (Rom. 10:16–17). Sixteen centuries later, amid the ongoing reformations of the Western Church, Catholic Christians were seeking ever new ways to make faith audible. Poets and composers of the Spanish Empire expanded a genre of sung poetry in the vernacular—the villancico—into large-scale choral and instrumental performances that could appeal to the ears of elite and common people alike.<text:note text:id="ftn1" text:note-class="footnote"><text:note-citation>1</text:note-citation><text:note-body><text:p text:style-name="Footnote">The major studies of the villancico as a musical and poetic genre are, in chronological order, Samuel Rubio, <text:span text:style-name="T1">Forma Del Villancico Polifonico Desde El Siglo Xv Hasta El Xviii</text:span> (Cuenca: Instituto de Musica Religiosa de la Excma. Diputación Provincial de Cuenca, 1979); Paul R. Laird, <text:span text:style-name="T1">Towards a History of the Spanish Villancico</text:span> (Warren, MI: Harmonie Park Press, 1997); Álvaro José Torrente, “The Sacred Villancico in Early Eighteenth-Century Spain: The Repertory of Salamanca Cathedral” (PhD diss., University of Cambridge, 1997); Martha Lilia Tenorio, <text:span text:style-name="T1">Los Villancicos de Sor Juana</text:span> (Mexico City: El Colegio de México, 1999); Bernat Cabero Pueyo, <text:span text:style-name="T1">Der Villancico des XVI. und XVII. Jahrhunderts in Spanien</text:span> (Berlin: Dissertation.de, 2000); Bernardo Illari, “Polychoral Culture: Cathedral Music in La Plata (Bolivia), 1680–1730” (PhD diss., University of Chicago, 2001); Tess Knighton and Álvaro Torrente, eds., <text:span text:style-name="T1">Devotional Music in the Iberian World, 1450–1800: The Villancico and Related Genres</text:span> (Aldershot, UK: Ashgate, 2007); Andrew A. Cashner, “Playing Cards at the Eucharistic Table: Music, Theology, and Society in a Corpus Christi Villancico from Colonial Mexico, 1628,” <text:span text:style-name="T1">Journal of Early Modern History</text:span> 18, no. 4 (2014): 383–419; Andrew A. Cashner, “Faith, Hearing, and the Power of Music in Hispanic Villancicos, 1600–1700” (PhD diss., University of Chicago, 2015).</text:p></text:note-body></text:note> </text:p>
      <text:p text:style-name="Text_20_body">With the Church’s active patronage, villancicos became a central activity in religious festivals throughout the year, particularly at Christmas, Corpus Christi, and the Immaculate Conception of Mary. Church ensembles performed these pieces, with their motet-like refrains or <text:span text:style-name="T1">estribillos</text:span> surrounding a set of strophic verses or <text:span text:style-name="T1">coplas</text:span>, as an integral part of Matins and other liturgies. Festival crowds from Madrid to Manila also heard villancicos in public <text:soft-page-break/>processions and in conjunction with mystery plays.</text:p>
      <text:p text:style-name="Text_20_body">A large number of villancicos begin with calls to listen—<text:span text:style-name="T1">escuchad</text:span>, <text:span text:style-name="T1">atended</text:span>, <text:span text:style-name="T1">silencio</text:span>, <text:span text:style-name="T1">atención</text:span>. Because so many villancicos explicitly address concepts of music, sensation, and faith, these remarkable but understudied pieces offer us unique insights into Spanish beliefs about music. Much of the valuable new scholarship on Spanish colonial music, and on sound and sensation, focuses primarily on social and institutional history, and on verbal discourse <text:span text:style-name="T1">about</text:span> music.<text:note text:id="ftn2" text:note-class="footnote"><text:note-citation>2</text:note-citation><text:note-body><text:p text:style-name="Footnote">Geoffrey Baker, <text:span text:style-name="T1">Imposing Harmony: Music and Society in Colonial Cuzco</text:span> (Durham, NC: Duke University Press, 2008); Geoffrey Baker and Tess Knighton, eds., <text:span text:style-name="T1">Music and Urban Society in Colonial Latin America</text:span> (Cambridge: Cambridge University Press, 2011); David Irving, <text:span text:style-name="T1">Colonial Counterpoint: Music in Early Modern Manila</text:span> (Oxford: Oxford University Press, 2010), Jesús A. Ramos-Kittrell, <text:span text:style-name="T1">Playing in the Cathedral: Music, Race, and Status in New Spain</text:span> (Oxford: Oxford University Press, 2016); Andrew Dell’Antonio, <text:span text:style-name="T1">Listening as Spiritual Practice in Early Modern Italy</text:span> (Berkeley: University of California Press, 2011).</text:p></text:note-body></text:note> This book provides a necessary complement to these studies, by analyzing how people expressed and shaped beliefs about music through the medium of music itself.</text:p>
      <text:h text:style-name="Heading_20_2" text:outline-level="2"><text:bookmark-start text:name="__RefHeading___Toc7246_3292015649"/>Making Faith Appeal to Hearing<text:bookmark-end text:name="__RefHeading___Toc7246_3292015649"/></text:h>
      <text:p text:style-name="P2">I cannot comprehend you nor know your enigma,<text:line-break/>because I have listened to Faith without faith.<text:line-break/>— “Judaism,” in Calderón, <text:span text:style-name="T1">El nuevo palacio del Retiro</text:span></text:p>
      <text:p text:style-name="First_20_paragraph">If faith came by hearing, as St. Paul wrote, then what kind of power did music have to make faith appeal to hearing? How did the people who created, performed, and listened to villancicos understand music’s role in the relationship between hearing and faith?</text:p>
      <text:p text:style-name="Text_20_body">This chapter explores the theological climate in which villancicos were created and heard, analyzing and interpreting villancicos that focus on the link between faith and hearing, in the context of theological literature, religious drama, and music theory. Villancicos on the subject of hearing and faith, I argue, provided a way for church leaders to make faith appeal to the hearing of a broad range of listeners. Villancicos thus fulfilled one of the central prerogatives of the Catholic teaching after Trent, to accommodate the sense of hearing even while training it.</text:p>
      <text:p text:style-name="Text_20_body"><text:soft-page-break/>At the same time, I argu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Understanding villancicos in their theological context, and interpreting villancicos as theological sources in themselves, reveals varied and 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If we listen closely to villancicos as historical sources for theological understanding, it becomes clear that they functioned as much more than tools for simplistic religious teaching or as banal, worldly entertainment. The villancicos we will engage with in this chapter provided listeners with opportunities to participate actively and thoughtfully in the challenging endeavor of faithful hearing.</text:p>
      <text:p text:style-name="Text_20_body">We will begin by discussing theological and literary sources that shaped and reflected widespread notions about faith, hearing, and music; and that reveal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ruth that is beyond sensation. The last two pieces are “villancicos of the deaf,” which represent characters whose impairments of hearing render them unable to understand religious teaching, all the while poking fun at the futile efforts of some churchmen to make faith appeal to <text:soft-page-break/>hearing.</text:p>
      <text:p text:style-name="Text_20_body">If we listen closely to villancicos as historical sources for theological understanding, it becomes clear that villancicos functioned as much more than vehicles for simplistic religious teaching or as banal, worldly entertainment. The villancicos in this chapter appeal to the ear in order to give listeners an opportunity to contemplate the challenges of faithful hearing.</text:p>
      <text:h text:style-name="Heading_20_3" text:outline-level="3"><text:bookmark-start text:name="__RefHeading___Toc7248_3292015649"/>Accommodating and Training the Ear<text:bookmark-end text:name="__RefHeading___Toc7248_3292015649"/></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3" text:note-class="footnote"><text:note-citation>3</text:note-citation><text:note-body><text:p text:style-name="Footnote">Susan Elizabeth Schreiner, <text:span text:style-name="T1">Are You Alone Wise?: The Search for Certainty in the Early Modern Era</text:span> (Oxford: Oxford University Press, 2011), 130–32.</text:p></text:note-body></text:note> Simple belief in intellectual propositions was “unformed faith” (<text:span text:style-name="T1">fides informe</text:span>).<text:note text:id="ftn4" text:note-class="footnote"><text:note-citation>4</text:note-citation><text:note-body><text:p text:style-name="Footnote">Catholic Church, <text:span text:style-name="T1">Catechismus ex decreto sacrosancti Concilii Tridentini: iussu Pij V. pontif. max. editus</text:span> (London, 1614), s. v. <text:span text:style-name="T1">Credo in Deum Patrem</text:span>, 15–20.</text:p></text:note-body></text:note> It was essential that every Christian believe certain things, but this was not the summit of Christian life. The goal was that Christians would develop fully “formed faith” (<text:span text:style-name="T1">fides formata</text:span>), which “worked through” the two higher virtues to result in what might best be translated as “faithfulness.” True faith was a conviction that manifested <text:soft-page-break/>itself through ethical behavior in fidelity to God’s will.</text:p>
      <text:p text:style-name="Text_20_body">For Catholics, then, faith encompassed beliefs, attitudes, and behaviors. Faith connected individuals experience with ethical action as part of the community of the Church. A man of faith was a man of virtue (the root of <text:span text:style-name="T1">virtus</text:span> being <text:span text:style-name="T1">vir</text:span>), and thus faith was central to the Catholic Humanist goal of building a virtuous society. Christian disciples were charged not only to “hear” the Church’s teaching and believe it (this would be unformed faith); they also had to “listen” in the sense of obeying.</text:p>
      <text:h text:style-name="Heading_20_4" text:outline-level="4"><text:bookmark-start text:name="__RefHeading___Toc7250_3292015649"/>Hearing Christ the Word<text:bookmark-end text:name="__RefHeading___Toc7250_3292015649"/></text:h>
      <text:p text:style-name="First_20_paragraph">One of the Church’s key tools in combating heresy and promoting evangelism was the new catechism “for parish priests” commissioned by the Council of Trent and first published in 1566.<text:note text:id="ftn5" text:note-class="footnote"><text:note-citation>5</text:note-citation><text:note-body><text:p text:style-name="Footnote">Ibid.; <text:span text:style-name="T1">New Catholic Encyclopedia</text:span>, 2nd. ed (Gale, 2003), s. v. <text:span text:style-name="T1">catechism</text:span>.</text:p></text:note-body></text:note> In responding to both the challenge of Protestantism and the underlying problems that had allowed heresy to take root, the council’s bishops sought to improve the education of clergy and laity in matters of faith.<text:note text:id="ftn6" text:note-class="footnote"><text:note-citation>6</text:note-citation><text:note-body><text:p text:style-name="Footnote"><text:span text:style-name="T1">New Catholic Encyclopedia</text:span>, s. v. <text:span text:style-name="T1">Trent, Council of</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text:p>
      <text:p text:style-name="Text_20_body">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text:soft-page-break/>Church’s doctrine flowed.<text:note text:id="ftn7" text:note-class="footnote"><text:note-citation>7</text:note-citation><text:note-body><text:p text:style-name="Footnote">Catholic Church, <text:span text:style-name="T1">Catechismus</text:span>, 9: “Omnis autem doctrinæ ratio, quæ fidelibus tradenda sit, verbo Dei continetur, quod in scripturas, traditionesque distributum est.”</text:p></text:note-body></text:note> In the words of John’s gospel, Jesus Christ himself was the <text:span text:style-name="T1">logos</text:span> or <text:span text:style-name="T1">verbum</text:span> (John 1:1), the “Word made flesh.” Where God had previously spoken through the law and the prophets, now he had spoken through his Son (Heb. 1:1).</text:p>
      <text:p text:style-name="Text_20_body">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one whom he sent, Jesus Christ.”<text:note text:id="ftn8" text:note-class="footnote"><text:note-citation>8</text:note-citation><text:note-body><text:p text:style-name="Footnote">Ibid., 6: “Hæc est vita æterna, vt cognoscant te solùm verum Deum, &amp; quem misisti, Iesum Christum.”</text:p></text:note-body></text:note> All the Church’s teachers should exert themselves to the end that</text:p>
      <text:p text:style-name="P2">the faithful should know and love from the heart Jesus Christ, and him crucified (1 Cor. 2:2); and indeed to persuade them so that they believe with the faithfulness [<text:span text:style-name="T1">pietas</text:span>] of their inmost heart and with cultivated devotion [<text:span text:style-name="T1">religio</text:span>], that there is no other name given to people under heaven, through whom they can be saved (Acts 4:12), since Christ is the atonement for our sins (1 John 2:2).<text:note text:id="ftn9" text:note-class="footnote"><text:note-citation>9</text:note-citation><text:note-body><text:p text:style-name="Footnote">Ibid., 6 (the scriptural citations are in marginal notes): “Quamobrem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I John 2:3), teachers should model faithful living, “not in leisure” but “in applying diligent effort to justice, piety, faith, charity, mercy,” having been redeemed “to do good works” (1 Tim. 2:12); so that “whether one sets out to believe or hope or do anything,” the love of God should be the summit of all Christian life.<text:note text:id="ftn10" text:note-class="footnote"><text:note-citation>10</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text:p>
      <text:p text:style-name="Text_20_body"><text:soft-page-break/>How, then, could the Church communicate the Word through the sense of hearing? Drawing on St. Paul’s dictum from Romans, the catechism challenges the Church’s ministers to find a way to make Christ the Word audible:</text:p>
      <text:p text:style-name="P2">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ext:span text:style-name="T1">they must accommodate the teaching to the sense of hearing and intelligence</text:span>, so that by these [mysteries and precepts], <text:span text:style-name="T1">those who possess a well-trained sense</text:span> should be filled up by spiritual food.<text:note text:id="ftn11" text:note-class="footnote"><text:note-citation>11</text:note-citation><text:note-body><text:p text:style-name="Footnote">Ibid., 2, 8–9 (emphasis added): “Cvm autem fides ex auditu concipiatur, perspicuum est, quàm necessaria semper fuerit ad æternam vitam consequendam doctoris legitimi fidelis opera, ac ministerium […] vt videlicet intelligerent, que ad hoc ministerium vocati sunt, ita in tradendis fidei mysteriis, ac vitæ præceptis, doctrinam ad audientium sensum, atque intelligentiam accommodari oportere, vt cùm eorum animos, qui exercitatos sensus habent, spirituali cibo expleuerint […].”</text:p></text:note-body></text:note></text:p>
      <text:p text:style-name="First_20_paragraph">To do this, pastors should consider “the age, intelligence [<text:span text:style-name="T1">ingenium</text:span>], customs, condition” of their charges, to give milk to spiritual infants and solid food to the maturing, to raise up a “perfect man [<text:span text:style-name="T1">virum perfectum</text:span>], after the measure of the fullness of Christ.”<text:note text:id="ftn12" text:note-class="footnote"><text:note-citation>12</text:note-citation><text:note-body><text:p text:style-name="Footnote">Ibid., 8: “Obseruanda est enim audientium ætas, ingenium, mores, conditio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e catechism’s principle of accommodation was exemplified in vernacular expositions of the catechism, like the Spanish versions of Antonio de Azevedo, Juan Eusebio de Nieremberg, and Juan de Palafox y Mendoza.<text:note text:id="ftn13" text:note-class="footnote"><text:note-citation>13</text:note-citation><text:note-body><text:p text:style-name="Footnote">Fray Antonio de Azevedo, <text:span text:style-name="T1">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T1">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14" text:note-class="footnote"><text:note-citation>14</text:note-citation><text:note-body><text:p text:style-name="Footnote">On Europe as a mission front after Trent, see Henry Kamen, <text:span text:style-name="T1">Early Modern European Society</text:span> (New York: Routledge, 2000), 60–63.</text:p></text:note-body></text:note></text:p>
      <text:p text:style-name="Text_20_body">The Augustinian friar Antonio de Azevedo begins his 1589 <text:span text:style-name="T1">Catechism of the Mysteries of the Faith</text:span> by declaring from the outset that communicating the faith requires both <text:soft-page-break/>trustworthy teachers and faithful listeners—a concept for which Azevedo uses music as a key metaphor.<text:note text:id="ftn15" text:note-class="footnote"><text:note-citation>15</text:note-citation><text:note-body><text:p text:style-name="Footnote">Azevedo, <text:span text:style-name="T1">Catecismo</text:span>.</text:p></text:note-body></text:note> He begins with the image taken from Pliny of a pupil listening at the feet of a teacher who is holding harp. The teacher is shown, Azevedo says,</text:p>
      <text:p text:style-name="P2">with a musical instrument which gives pleasure to the ear, so that we should understand that Faith enters through the ear [<text:span text:style-name="T1">oído</text:span>], as St. Paul says, and that the disciple should be like a child, simple, without malice or duplicity, without knowing even how to respond or argue, but only how to listen and learn. Thus this image depicts for us elegantly, what the hearer of the Faith should be like.<text:note text:id="ftn16" text:note-class="footnote"><text:note-citation>16</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First_20_paragraph">The teacher’s task, then, is not only to make the faith heard, but to make it “appeal to the ear,” just as Azevedo says music does. This task depended on both the teacher and the hearer, since as Azevedo says, there was a right way to listen. Simply accommodating the ear was not enough, then; the Roman Catechism speaks of the need to train the senses as well. With the threat of heresy all around, Catholic teachers did not want parishioners believing everything they heard. Instead, in line with the idea that faith was a virtue by which believers shaped their lives in the image of Christ the word, Catholics sought to create a community of faithful hearers.</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text:span text:style-name="T1">like</text:span> music, as Azevedo says, then combining teaching with actual music would appeal all the more. Villancicos, as an auditory medium based on poetry in the vernacular, would seem like an ideal tool for accommodating the faith to Spanish-speaking listeners’ “sense and intelligence.” This music had the capacity both to propagate faith in Christ <text:soft-page-break/>and promote faithful living in community, because of the medium’s special appeal to the sense of hearing, and because of its social dimensions.</text:p>
      <text:p text:style-name="Text_20_body">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4" text:outline-level="4"><text:bookmark-start text:name="__RefHeading___Toc7252_3292015649"/>Experiencing Spiritual Truth through Music<text:bookmark-end text:name="__RefHeading___Toc7252_3292015649"/></text:h>
      <text:p text:style-name="First_20_paragraph">This tension between accommodating the ear and training it may be seen in the explanations of music’s power by Athanasius Kircher. This Jesuit polymath’s compendium of musical knowledge, <text:span text:style-name="T1">Musurgia universalis</text:span>, was published in Rome in 1650 and thence disseminated throughout the Hispanic world, with copies sent to centers of colonial culture including Puebla and Manila.<text:note text:id="ftn17" text:note-class="footnote"><text:note-citation>17</text:note-citation><text:note-body><text:p text:style-name="Footnote">Paula Findlen, ed., <text:span text:style-name="T1">Athanasius Kircher: The Last Man Who Knew Everything</text:span> (New York: Routledge, 2004); Joscelyn Godwin, <text:span text:style-name="T1">Athanasius Kircher’s Theater of the World: The Life and Work of the Last Man to Search for Universal Knowledge</text:span> (Rochester, VT: Inner Traditions, 2009); on the worldwide distribution of the book as far as Manila, see Irving, <text:span text:style-name="T1">Colonial Counterpoint</text:span>,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18" text:note-class="footnote"><text:note-citation>18</text:note-citation><text:note-body><text:p text:style-name="Footnote">Athanasius Kircher, <text:span text:style-name="T1">Mvsvrgia vniversalis, sive Ars magna consoni et dissoni in X. libros digesta</text:span> (Rome, 1650), bk. 7, p. 549: “Vtrum, cur, &amp; quomodo Musica uim habeat ad animos hominum commouendos, &amp; vtrum vera sint, quæ de mirificis Musicæ Veteris effectibus scribuntur.”</text:p></text:note-body></text:note> 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understand the subject of the words, but to physically experience their truth. According to legend the famed <text:span text:style-name="T1">aulos</text:span> player Timotheus aroused Alexander the Great to the furor of war <text:soft-page-break/>through music, and Kircher says he did this by adapting his song both to the feeling of war and to the disposition of the king.<text:note text:id="ftn19" text:note-class="footnote"><text:note-citation>19</text:note-citation><text:note-body><text:p text:style-name="Footnote">Kircher is probably responding to Vincenzo Galilei, <text:span text:style-name="T1">Dialogo Della Musica</text:span> (Florence, 1581), 90, in discussing the Classical source, Dio Chrysostom, <text:span text:style-name="T1">Orationes</text:span> 1 (<text:span text:style-name="T1">Peri Basileias</text:span>); a later treatment of this subject is John Dryden, <text:span text:style-name="T1">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text:p>
      <text:p text:style-name="P2">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was actually true, those heavenly things that were made by harmonic sweetness, and he would suddenly be carried away beyond himself to that place where those joyful things are true.<text:note text:id="ftn20" text:note-class="footnote"><text:note-citation>20</text:note-citation><text:note-body><text:p text:style-name="Footnote">Kircher, <text:span text:style-name="T1">Musurgia 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note text:id="ftn21" text:note-class="footnote"><text:note-citation>21</text:note-citation><text:note-body><text:p text:style-name="Footnote">On the Jesuit approach to religious arts, see Gauvin A. Bailey, <text:span text:style-name="T1">Art on the Jesuit Missions in Asia and Latin America, 1542–1773</text:span> (Toronto, 1999), 35–51.</text:p></text:note-body></text:note> Music not only makes the teaching of doctrinal truth appealing and persuasive; it actually transforms listeners through affective experience.</text:p>
      <text:p text:style-name="Text_20_body">In this conception, music links the objective truth with subjective experience through the unique ways that music affects the human body. Kircher posits that music moves a listener’s soul through the principle of sympathy.<text:note text:id="ftn22" text:note-class="footnote"><text:note-citation>22</text:note-citation><text:note-body><text:p text:style-name="Footnote">On the links between this interest in the occult powers of music and early scientific research, see Penelope Gouk, “Music and the Sciences,” in <text:span text:style-name="T1">The Cambridge History of Seventeenth-Century Music</text:span>, ed. Tim ed. Carter and John Butt (Cambridge: Cambridge University Press, 2005), 132–57; Penelope Gouk, “The Role of Harmonics in the Scientific Revolution,” in <text:span text:style-name="T1">The Cambridge History of Western Music Theory</text:span> (Cambridge: Cambridge University Press, 2002), 223–45.</text:p></text:note-body></text:note> Just as a string plucked on one lute would cause a string tuned to the same pitch on another lute to vibrate, music created physical harmony—sympathetic vibration—between the affective content of the music and the humors <text:soft-page-break/>of the person listening. When the music moved in the same way as the affections it expressed, this in turn moved the listener to feel the same affections.<text:note text:id="ftn23" text:note-class="footnote"><text:note-citation>23</text:note-citation><text:note-body><text:p text:style-name="Footnote">Kircher’s theory bears a striking resemblance to some recent theories of music cognition, such as Lawrence Zbikowski’s description of musical structures as “sonic analogues for internal dynamic processes”; <text:span text:style-name="T1">Conceptualizing Music: Cognitive Structure, Theory, and Analysis</text:span> (New York: Oxford University Press, 2002), XX.</text:p></text:note-body></text:note> Kircher explains:</text:p>
      <text:p text:style-name="P2">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 e., <text:span text:style-name="T1">spiritus animales</text:span>], or the implanted internal air […], should be moved according to the proportions of the motion of the external air, so that the spirits’ motion are effected in various ways; and through this affections can be engendered in the person.<text:note text:id="ftn24" text:note-class="footnote"><text:note-citation>24</text:note-citation><text:note-body><text:p text:style-name="Footnote">Kircher, <text:span text:style-name="T1">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ȩ, indè in homini affectiones nascantur.”</text:p></text:note-body></text:note></text:p>
      <text:p text:style-name="First_20_paragraph">Kircher seems to assume that the affective properties of different modes and styles of music are 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But because music’s power depended on sympathetic resonance, the <text:span text:style-name="T1">effect</text:span>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text:p>
      <text:p text:style-name="P2">The first is harmony itself. Second, number, and proportion. Third, the power and efficacy of the words to be pronounced in music itself; or, the oration. Fourth is the disposition of the hearers, or the subject’s capacity to remember things.<text:note text:id="ftn25" text:note-class="footnote"><text:note-citation>25</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If there must be this kind of congruence between music and listener, then it makes <text:soft-page-break/>sense that Kircher acknowledges that music affects different people in different ways. First, Kircher concedes that geographic and cultural factors influence music style and its effect, such that Italians and Germans are moved by different styles and therefore compose differently. These national styles, he says, are the result of a national “genius” (that is, the special gift of that people), as well as environmental factors, such that Germans draw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note text:id="ftn26" text:note-class="footnote"><text:note-citation>26</text:note-citation><text:note-body><text:p text:style-name="Footnote">Ibid., 543–44.</text:p></text:note-body></text:note> </text:p>
      <text:p text:style-name="Text_20_body">Moreover, “just as different nations enjoy a different style of music, likewise within each nation, people of different temperaments appreciate different styles that conform the most to their natural inclinations.”<text:note text:id="ftn27" text:note-class="footnote"><text:note-citation>27</text:note-citation><text:note-body><text:p text:style-name="Footnote">Ibid.,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28" text:note-class="footnote"><text:note-citation>28</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note text:id="ftn29" text:note-class="footnote"><text:note-citation>29</text:note-citation><text:note-body><text:p text:style-name="Footnote">Ibid., 550: “Musica igitur vt moueat, non qualecunque subiectum vult, sed illud cuius humor naturalis musicae congruit […] quæ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text:p>
      <text:p text:style-name="Text_20_body">Despite Kircher’s confidence in modern musicians’ ability to make music music move people, the conditions he names may not have been as easy to fulfill as he suggests. There must <text:soft-page-break/>be congruence, first of all, between the structure of the music and subject of that music: the music must move in the same way as the affective movements it seeks to incite. Harmonic ratios, metrical proportions, verbal rhetoric—all of these must align, but they were still not 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he religious teacher with harp in hand.<text:note text:id="ftn30" text:note-class="footnote"><text:note-citation>30</text:note-citation><text:note-body><text:p text:style-name="Footnote">Ibid., 551: “Nouerat enim prædicator fuorum auditorum inclinationem; nouerat chordam, quam tangere debebat.”</text:p></text:note-body></text:note> 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text:p>
      <text:p text:style-name="Text_20_body">Kircher’s theory represents a highly learned, quasi-scientific attempt to reconcile the challenges of accommodating the ear and training it. But outside the erudite realm of <text:soft-page-break/>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3" text:outline-level="3"><text:bookmark-start text:name="__RefHeading___Toc7254_3292015649"/>Danger and Doubt<text:bookmark-end text:name="__RefHeading___Toc7254_3292015649"/></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from the trustworthy institutional Church with its objectively operating sacraments, leaving them with only a subjective experience as assurance of salvation, and separating individual faith from the cultivation of a just society.<text:note text:id="ftn31" text:note-class="footnote"><text:note-citation>31</text:note-citation><text:note-body><text:p text:style-name="Footnote">Catholic Church, <text:span text:style-name="T1">Catechismus</text:span>, ch. 4; Schreiner, <text:span text:style-name="T1">Are You Alone Wise?</text:span></text:p></text:note-body></text:note> </text:p>
      <text:p text:style-name="Text_20_body">But for Catholics the problem remained that some connection needed to be forged 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mysteries, firmly and steadfastly gives assent.”<text:note text:id="ftn32" text:note-class="footnote"><text:note-citation>32</text:note-citation><text:note-body><text:p text:style-name="Footnote">Catholic Church, <text:span text:style-name="T1">Catechismus</text:span>, 15: “Igitvr credendi vox, hoc loco putare, existimare, opinari, non significat, sed vt docent sacræ litteræ, certissimæ assensionis vim habet, qua mens Deo sua mysteria aperienti, firmè constantérq; assentitur.”</text:p></text:note-body></text:note> This theology of faith begins with God’s grace opening the mind of the passive person, but ends with an act of the individual will. People cannot arrive at the full knowledge of God purely from observing the created world, since God is greater than anything that can be sensed. In the tradition of Augustinian Neoplatonism, the <text:soft-page-break/>catechism preaches that “in order for our minds to reach God, since nothing is more sublime than God, our mind needs to be pulled away from everything that pertains to the senses—something that we, in this natural life, do not have the capacity to do.”<text:note text:id="ftn33" text:note-class="footnote"><text:note-citation>33</text:note-citation><text:note-body><text:p text:style-name="Footnote">Ibid., 18: “Nam vt mens nostra ad Deum, quo nihil est sublimius, perueniat, necesse est eam omnino à sensibus abstractam esse: cuius rei facultatem in hac vita naturaliter non habemus.”</text:p></text:note-body></text:note> Faith thus means being empowered by God’s grace to go beyond the senses, to reach “the assurance of things not seen” (Heb. XX). </text:p>
      <text:p text:style-name="Text_20_body">But even as the catechism stresses that sensory experience is inadequate, and human beings are incapable of knowing God by their own lights, it still speaks of the knowledge of God in terms of subjective sensation. “Our minds” must be changed, it says: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to move beyond sensory experience, and ultimately to “firmly and steadfastly give assent” to the truth of God.</text:p>
      <text:p text:style-name="Text_20_body">Catholic leaders defended against the potential danger of this subjective element by insisting that the certainty of faith and salvation came through the work of the Holy Spirit in the institutional Church, as Susan Schreiner demonstrates.<text:note text:id="ftn34" text:note-class="footnote"><text:note-citation>34</text:note-citation><text:note-body><text:p text:style-name="Footnote">Schreiner, <text:span text:style-name="T1">Are You Alone Wise?</text:span>, 131–208.</text:p></text:note-body></text:note> Not every individual perception or experience was valid, but only those that accorded with the revelation already given through the Church. Moreover, reacting against the perceived “fideism” of the Lutherans, who taught that good works were not necessary for salvation, Catholics emphasized that faith had to bear fruit in ethical action.</text:p>
      <text:p text:style-name="Text_20_body">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text:soft-page-break/>punishment.<text:note text:id="ftn35" text:note-class="footnote"><text:note-citation>35</text:note-citation><text:note-body><text:p text:style-name="Footnote">Gillian T. W. Ahlgren, <text:span text:style-name="T1">Teresa of ávila and the Politics of Sanctity</text:span> (Ithaca, NY: Cornell University Press, 1996); Francisca de los Apóstoles, <text:span text:style-name="T1">The Inquisition of Francisca: A Sixteenth-Century Visionary on Trial</text:span>, ed. Gillian T. W. Ahlgren (Chicago: University of Chicago Press, 2005).</text:p></text:note-body></text:note> Teresa’s student Juan de la Cruz (St. John of the Cross) taught contemplatives to pursue union with God by weaning themselves of sensory experiences in the “dark night of the soul.” The Carmelite reformer defines that union not in sensual terms but in ethical ones, as the total surrender and conformity of one’s will to God.<text:note text:id="ftn36" text:note-class="footnote"><text:note-citation>36</text:note-citation><text:note-body><text:p text:style-name="Footnote">Schreiner, <text:span text:style-name="T1">Are You Alone Wise?</text:span>; San Juan de la Cruz, “Subida Del Monte Carmelo,” in <text:span text:style-name="T1">Obras Completas</text:span>, by San Juan de la Cruz, ed. José Vicente Rodríguez and Federico Ruiz Salvador, 6th ed. (Madrid: Editorial de Espiritualidad, 2009), bk. I, ch. 5–7, pp. 226–248.</text:p></text:note-body></text:note> Similarly, Ignatius of Loyola provided Jesuits with his <text:span text:style-name="T1">Spiritual Exercises</text:span> for discerning the validity of their religious sensations, and for using those experiences to make decisive changes in life, as part of a radical commitment of the self to God.<text:note text:id="ftn37" text:note-class="footnote"><text:note-citation>37</text:note-citation><text:note-body><text:p text:style-name="Footnote">Schreiner, <text:span text:style-name="T1">Are You Alone Wise?</text:span>, ch. 6.</text:p></text:note-body></text:note> </text:p>
      <text:p text:style-name="Text_20_body">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involved with subjective experience to such a degree that they even interpreted the dreams of native people in New Spain.<text:note text:id="ftn38" text:note-class="footnote"><text:note-citation>38</text:note-citation><text:note-body><text:p text:style-name="Footnote">Bailey, <text:span text:style-name="T1">Art on the Jesuit Missions</text:span>.</text:p></text:note-body></text:note> Others, though,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39" text:note-class="footnote"><text:note-citation>39</text:note-citation><text:note-body><text:p text:style-name="Footnote">Juan de la Cruz, “Subida Del Monte Carmelo,” bk. 3, ch. 39–45, pp. 415–424.</text:p></text:note-body></text:note></text:p>
      <text:p text:style-name="Text_20_body">Jua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note text:id="ftn40" text:note-class="footnote"><text:note-citation>40</text:note-citation><text:note-body><text:p text:style-name="Footnote">Ibid.,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text:soft-page-break/>faithfully:</text:p>
      <text:p text:style-name="P2">How commonly we see that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text:span text:style-name="T1">oído</text:span>], like some polyphonic music [<text:span text:style-name="T1">una música concertada</text:span>] or the clanging of bells […]. It matters little to hear someone perform one kind of music that is better than some other, if it does not move me more than the other to do works; because, although they have spoken marvels, then they are forgotten, as they do not infuse fire into the will.<text:note text:id="ftn41" text:note-class="footnote"><text:note-citation>41</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First_20_paragraph">This passage of warning comes at the end of Juan’s encyclopedic treatment of contemplative practice and mystical experience, and it seems to deliberately echo the “love” chapter of 1 Corinthians in insisting that, as Juan says elsewhere, “a single work or act of the will done in charity is more precious before God than all the visions and revelations and communications from heaven that there can be.”<text:note text:id="ftn42" text:note-class="footnote"><text:note-citation>42</text:note-citation><text:note-body><text:p text:style-name="Footnote">Ibid., bk. 2, ch. 22, p. 306: “[…] es más preciosa delante de Dios una obra o acto de voluntad hecho en caridad que cantas visiones y revelaciones y comunicaciones pueden tener del cielo.”</text:p></text:note-body></text:note></text:p>
      <text:p text:style-name="Text_20_body">The contrast between this passage and the quotation from Kircher shows that Catholics were not all of one mind about sensation and faith. The difference between these two descriptions of music’s power reflects a chronological change in Catholic attitudes between the <text:soft-page-break/>late sixteenth and mid seventeenth centuries, as well as a contrast between religious orders, and differing emphases on parts of the Christian life. Juan’s <text:span text:style-name="T1">Ascent of Mount Carmel</text:span> was first published in 1618, though it was written some forty years earlier; his outlook reflects the hard ascetic extreme of Catholic Reformation attitudes toward music. Kircher, on the other hand, writes with the confidence of the Jesuit order at the height of its global influence, when this order was still trying to engage with any aspect of culture that they saw as advancing their mission. Kircher is interested in music’s power to convert—not only to persuade catechumens of the truth but to enable them to experience truth. Juan, on the other hand, is concerned with the limiting effect of sonic pleasures on the maturity of the already converted. Both acknowledge music’s power over the individual person’s senses, but they differ in how much they trust that power to produce godly effects. Later Catholics who shared Juan’s ascetic bent, or his pastoral concern with spiritual growth, saw that power as a danger or even an opening for diabolical influence.</text:p>
      <text:h text:style-name="Heading_20_4" text:outline-level="4"><text:bookmark-start text:name="__RefHeading___Toc7256_3292015649"/>Cultural Conditioning in Hearing<text:bookmark-end text:name="__RefHeading___Toc7256_3292015649"/></text:h>
      <text:p text:style-name="First_20_paragraph">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geographic zone and a process of troping or turning through cultural transformation.<text:note text:id="ftn43" text:note-class="footnote"><text:note-citation>43</text:note-citation><text:note-body><text:p text:style-name="Footnote">Ines G. Županov, <text:span text:style-name="T1">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text:soft-page-break/>necessarily predict.<text:note text:id="ftn44" text:note-class="footnote"><text:note-citation>44</text:note-citation><text:note-body><text:p text:style-name="Footnote">Bailey, <text:span text:style-name="T1">Art on the Jesuit Missions</text:span>; David Waterhouse, “The Earliest Japanese Contacts with Western Music,” <text:span text:style-name="T1">Review of Culture</text:span> 26 (1996): 36–47; Paolo Castagna, “The Use of Music by the Jesuits in the Conversion of the Indigenous Peoples of Brazil,” ed. John W. O’Malley S.J. et al. (Toronto: University of Toronto Press, 1999), 641–58.</text:p></text:note-body></text:note> </text:p>
      <text:p text:style-name="Text_20_body">Half a century after the Aztec empire fell to the Spanish, the Franciscan Bernardino de 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note text:id="ftn45" text:note-class="footnote"><text:note-citation>45</text:note-citation><text:note-body><text:p text:style-name="Footnote">Lorenzo Candelaria, “Bernardino de Sahagún’s <text:span text:style-name="T1">Psalmodia Christiana</text:span>: A Catholic Songbook from Sixteenth-Century New Spain,” <text:span text:style-name="T1">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note text:id="ftn46" text:note-class="footnote"><text:note-citation>46</text:note-citation><text:note-body><text:p text:style-name="Footnote">Ibid., 637–38.</text:p></text:note-body></text:note> </text:p>
      <text:p text:style-name="Text_20_body">In the realm of visual art, even where Jesuits wrote to their superiors in Rome praising the natives’ uncanny ability to copy European models, the actual surviving artifacts often bear strong traces of indigenous methods, aesthetics, and religious understandings.<text:note text:id="ftn47" text:note-class="footnote"><text:note-citation>47</text:note-citation><text:note-body><text:p text:style-name="Footnote">Bailey, <text:span text:style-name="T1">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note text:id="ftn48" text:note-class="footnote"><text:note-citation>48</text:note-citation><text:note-body><text:p text:style-name="Footnote">Robert L. Kendrick, <text:span text:style-name="T1">Singing Jeremiah: Music and Meaning in Holy Week</text:span> (Bloomington, IN: Indiana University Press, 2014), XXX.</text:p></text:note-body></text:note> </text:p>
      <text:p text:style-name="Text_20_body">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text:soft-page-break/>hearing? Did changing the musical style of worship, for example, mean changing the Faith as well?</text:p>
      <text:p text:style-name="Text_20_body">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note text:id="ftn49" text:note-class="footnote"><text:note-citation>49</text:note-citation><text:note-body><text:p text:style-name="Footnote">Duarte de Sande, <text:span text:style-name="T1">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subsequent publication, the leader of the Jesuit mission to Japan, Alessandro Valignano, hoped to persuade the authorities of his order and church that (as Derek Massarella puts it) “European Jesuits must accommodate themselves to Japanese manners and customs.”<text:note text:id="ftn50" text:note-class="footnote"><text:note-citation>50</text:note-citation><text:note-body><text:p text:style-name="Footnote">Duarte de Sande, <text:span text:style-name="T1">Japanese Travellers in Sixteenth-Century Europe: A Dialogue Concerning the Mission of the Japanese Ambassadors to the Roman Curia (1590)</text:span>, ed. Derek Massarella, trans. J. F. Moran (London: The Hakluyt Society/Ashgate, 2012), 4.</text:p></text:note-body></text:note></text:p>
      <text:p text:style-name="Text_20_body">In Colloquio XI of the dialogue, Michael, one of the “ambassadors,” tells his friend who stayed home about European music:</text:p>
      <text:p text:style-name="P2">You must remember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text:p>
      <text:p text:style-name="P2">But if we care to avert our minds from what is customary, and to consider the thing in itself, we find that European singing is in fact composed with remarkable skill; it does not always keep to the same note for all voices, as ours does, but some notes are higher, <text:soft-page-break/>some lower, some intermediate, and when all of these are skillfully sung together, at the same time, they produce a certain remarkable harmony […] all of which, […] together with the sounds of the musical instruments, are wonderfully pleasing to the ear of the listener […].</text:p>
      <text:p text:style-name="P2">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note text:id="ftn51" text:note-class="footnote"><text:note-citation>51</text:note-citation><text:note-body><text:p text:style-name="Footnote">Ibid., 155–56.</text:p></text:note-body></text:note></text:p>
      <text:p text:style-name="First_20_paragraph">Michael’s friend Linus responds with a statement that surely understates the attitude of many non-Europeans whose ears had not yet been trained for European music:</text:p>
      <text:p text:style-name="P2">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52" text:note-class="footnote"><text:note-citation>52</text:note-citation><text:note-body><text:p text:style-name="Footnote">Ibid., 156.</text:p></text:note-body></text:note></text:p>
      <text:h text:style-name="Heading_20_4" text:outline-level="4"><text:bookmark-start text:name="__RefHeading___Toc7258_3292015649"/>Obstacles to Faith and Mistrust of Hearing<text:bookmark-end text:name="__RefHeading___Toc7258_3292015649"/></text:h>
      <text:p text:style-name="First_20_paragraph">How, then, could the Church overcome such an impediment? Would music’s power be lost on a person who simply lacked the proper disposition to hear the Word with faith? These doubts were displayed vividly in a sacred drama performed before King Philip IV in 1634, <text:span text:style-name="T1">El nuevo palacio del Retiro</text:span> by court poet Pedro Calderón de la Barca.<text:note text:id="ftn53" text:note-class="footnote"><text:note-citation>53</text:note-citation><text:note-body><text:p text:style-name="Footnote">Pedro Calderón de la Barca, <text:span text:style-name="T1">El Nuevo Palacio Del Retiro</text:span>, ed. Alan K. G. Paterson, Autos Sacramentales Completos de Calderón 19 (Pamplona: Universidad de Navarra, 1998).</text:p></text:note-body></text:note> This Corpus Christi mystery play (<text:span text:style-name="T1">auto sacramental</text:span>), was staged in 1634 to inaugurate the Spanish monarch’s new <text:soft-page-break/>palace-retreat, the Buen Retiro. Like most <text:span text:style-name="T1">autos</text:span> this one was performed in the context of a whole day of liturgical and processional music, including numerous villancicos; and the drama includes texts to be sung (though the music is now lost). Literary scholars have considered Spanish Corpus Christi plays to be “dramas of conversion” with the primary goal of teaching doctrine; and thus this literary and performative genre, which was so closely tied to devotional music, allows us to evaluate how auditory arts were used to propagate faith, and how that effort served the purposes of the Spanish state. The plays typically present allegorical characters whose conflicts dramatize theological debates in the scholastic tradition (as in Aquinas) of thesis, antithesis, and synthesis. Calderón’s play for the politically significant occasion glorifies the king—whose name <text:span text:style-name="T1">Felipe</text:span> cannot be said without saying <text:span text:style-name="T1">Fe</text:span> (faith)—as the defender of the Catholic faith, which centers on the doctrine of the Eucharist.<text:note text:id="ftn54" text:note-class="footnote"><text:note-citation>54</text:note-citation><text:note-body><text:p text:style-name="Footnote">Ibid., ll. XXX.</text:p></text:note-body></text:note> Since the Eucharist defies normal sensation and must be perceived through faith, much of the play sets up debates about the relationship between faith and the senses. By staging a contest of the senses before Faith (all personified as characters), Calderón promulgates the church’s teaching that unless one possessed the divinely implanted virtue of faith to begin with, the senses could actually become obstacles to faith obstacles to faith.</text:p>
      <text:p text:style-name="Text_20_body">If the King was the defender of the faith, then Judaism was its enemy, as dramatized by the long portion of the play that centers on Judaism’s incapacity for faith. The allegorical character <text:span text:style-name="T1">Judaísmo</text:span> becomes a vivid representation of the incapacity to acquire faith, <text:span text:style-name="T1">despite</text:span> the sense of hearing. Judaism is forcefully excluded from the festivities celebrated within the play, which culminate with the consecration of the Eucharist. Instead Judaism stands to the side and asks the character Faith to explain each event to him (Poem example 1). But despite trying to connect Faith’s message with what he knows of the Hebrew Scriptures, Judaism <text:soft-page-break/>cannot accept any of these explanations. In fact he is unable to believe what Faith has said, because, as he says in an increasingly embittered refrain, “I have listened to Faith without Faith.”</text:p>
      <text:p text:style-name="Text_20_body">[insert float: Poem example 1]</text:p>
      <text:p text:style-name="Text_20_body">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Two other sections of the play dramatize a contest of the senses, in which Hearing prevails—but only after confessing to his own incertitude. Each personified sense competes for a laurel prize awarded by Faith (Poem example 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text:span text:style-name="T1">desconfianza</text:span>—a term that can mean humility as well as lack of confidence and even mistrust.</text:p>
      <text:p text:style-name="Text_20_body">[insert float: Poem example 2]</text:p>
      <text:p text:style-name="Text_20_body">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note text:id="ftn55" text:note-class="footnote"><text:note-citation>55</text:note-citation><text:note-body><text:p text:style-name="Footnote">Dominique Reyre, “Transmisión Poética Y Dramatúrgica Del Dogma En El Auto <text:span text:style-name="T1">El Nuevo Palacio Del Retiro</text:span> de Calderón: La Teología Eucarística de Las Metáforas,” <text:span text:style-name="T1">Criticón</text:span> 102 (2008): 113–22; Margaret Greer, “Los Dos Cuerpos Del Rey En Calderón: <text:span text:style-name="T1">El Nuevo Palacio Del Retiro</text:span> Y <text:span text:style-name="T1">El Mayor Encanto, Amor</text:span>,” in <text:span text:style-name="T1">El Teatro Clásico Español a Través de Sus Monarcas</text:span>, ed. Luciano García Lorenzo (Madrid: Fundamentos, 2006), 181–202.</text:p></text:note-body></text:note> How could an auditory art <text:soft-page-break/>form like sacred drama, or the villancicos that were usually performed in conjunction with them, provide a medium for propagating faith or instituting social discipline, if hearing was so easily deceived?</text:p>
      <text:p text:style-name="Text_20_body">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text:p>
      <text:h text:style-name="Heading_20_4" text:outline-level="4"><text:bookmark-start text:name="__RefHeading___Toc7260_3292015649"/>Hearing the Word in Community<text:bookmark-end text:name="__RefHeading___Toc7260_3292015649"/></text:h>
      <text:p text:style-name="First_20_paragraph">Catholic devotional music provided a practical medium for both appealing to the ear and training it, though music amplified the challenges of acquiring faith through hearing. Catholic listeners were encouraged to doubt their senses as much as to trust them; and church leaders struggled with the frightening possibility that some people might simply lack the capacity for hearing with faith. Religious ear training required individual discipline to avoid the danger of over-reliance on subjective sensory experience and to learn to discern the <text:soft-page-break/>spiritual truth communicated through musical patterns. This training would also needs to discipline the whole community to overcome misunderstandings based on cultural conditioning.</text:p>
      <text:p text:style-name="Text_20_body">Propagating faith, then, meant trying to establish not just individual Christians, but also building a Christian society as the body of Christ. Faithful Catholics had to learn to submit their sensory experience to the authority of the Church as the source of certainty, as the living, communal embodiment of Christ the Word in the world. For Roman Catholics, the Church <text:span text:style-name="T1">was</text:span> the gospel, and the task of building the Church could not be separated from the work of building an empire.</text:p>
      <text:p text:style-name="Text_20_body">As Catholics worked to create Christian communities, music was a potent tool for creating harmony, for instituting social discipline as a reflection of the heavenly hierarchy.<text:note text:id="ftn56" text:note-class="footnote"><text:note-citation>56</text:note-citation><text:note-body><text:p text:style-name="Footnote">Baker, <text:span text:style-name="T1">Imposing Harmony</text:span>; Irving, <text:span text:style-name="T1">Colonial Counterpoint</text:span>; Illari, “Polychoral Culture.”</text:p></text:note-body></text:note> The virtue of man as Neoplatonic microcosm was reflected in the broader society and in turn depended on it. Spanish political thinkers conceived of the colonial project in terms of creating harmony in society. Baker,<text:note text:id="ftn57" text:note-class="footnote"><text:note-citation>57</text:note-citation><text:note-body><text:p text:style-name="Footnote"><text:span text:style-name="T1">Imposing Harmony</text:span>.</text:p></text:note-body></text:note> 22–31] Most educated Spaniards were familiar with the medieval philosopher Boethius (either directly or through expositions of his ideas in contemporary music treates like that of Pedro Cerone) and his concept that there were three kinds of music: <text:span text:style-name="T1">musica instrumentalis</text:span>, sounding, playing music; <text:span text:style-name="T1">musica humana</text:span>, the harmony of the individual in body and soul, reason and passion, and the concord of human society; and <text:span text:style-name="T1">musica mundana</text:span>, the music of the celestial spheres.<text:note text:id="ftn58" text:note-class="footnote"><text:note-citation>58</text:note-citation><text:note-body><text:p text:style-name="Footnote">Anicius Manlius Torquatus Severinus Boethius, “De Institutione Musica Libri Quinque,” in <text:span text:style-name="T1">Boetii de Institutione Arithmetica Libro Duo de Institutione Musica Libri Quinque</text:span>, ed. Godofredus Friedlein (Leipzig: Teubner, 1867), bk. 2, pp. 187–189; Pedro Cerone, <text:span text:style-name="T1">El Melopeo Y Maestro</text:span> (Naples, 1613), 203–8.</text:p></text:note-body></text:note> The proper performance of <text:span text:style-name="T1">musica instrumentalis</text:span>, they believed, could actually attune the <text:span text:style-name="T1">musica humana</text:span> on individual and social levels, bringing human society in concord with the order of the cosmos, and beyond it, with the mysterious harmonious of the triune God.</text:p>
      <text:p text:style-name="Text_20_body">Catholic music, then, was not <text:span text:style-name="T1">about</text:span> society; it was a form <text:span text:style-name="T1">of</text:span> society. This is why the <text:soft-page-break/>Franciscan friars in New Spain and the Jesuit priests in Brazil not only started parishes, but also trained choirs. Forming choirs of boys and training ensembles of village musicians in colonial Mexico were practical means of establishing the Church and propagating faith on individual and communal levels. The musical ritual of the seventeenth-century Church involved a large number of community participants, for whom performing music with the body and hearing it were inextricably linked. The musical efforts of the colonizing church concretely built social relationships through musical training. For this reason, we cannot fully understand the faith of early modern Catholics on the basis of verbal formulations alone; we need to see and hear how communities practiced their faith through coordinated action—such as in devotional music.<text:note text:id="ftn59" text:note-class="footnote"><text:note-citation>59</text:note-citation><text:note-body><text:p text:style-name="Footnote">The Lutheran hymn composer Johann Crüger advocated a similar concept of “the musical practice of piety” (<text:span text:style-name="T1">Praxis pietatis melica</text:span>, 1647 and many later editions), coming out of the Lutheran “new piety” movement of the seventeenth century, whose proponents (Martin Moller, Johann Arndt) were inspired by much of the same medieval devotional literature as their Catholic counterparts. </text:p></text:note-body></text:note></text:p>
      <text:h text:style-name="Heading_20_3" text:outline-level="3"><text:bookmark-start text:name="__RefHeading___Toc7262_3292015649"/>The Primacy of Hearing in Villancicos<text:bookmark-end text:name="__RefHeading___Toc7262_3292015649"/></text:h>
      <text:p text:style-name="First_20_paragraph">Villancicos provide evidence for a broad public discourse about sensation and faith that manifests these same theological preoccupations and anxieties. Through vernacular poetry and likely also through musical style, the creators and performers of villancicos addressed hearers of multiple social stations and levels of education. These pieces often represented complex theological concepts, but they made these concepts accessible in quite a different way than a theological treatise or even a sermon.</text:p>
      <text:p text:style-name="Text_20_body">Certainly it is legitimate to ask, as José María Díez Borque has done for Calderonian drama, how much listeners could actually hear and understand of these complex performances—a question that would also apply to other vernacular music like Italian oratorios and German Lutheran sacred concertos.<text:note text:id="ftn60" text:note-class="footnote"><text:note-citation>60</text:note-citation><text:note-body><text:p text:style-name="Footnote">Jose Maria Diez Borque, “El Auto Sacramental Calderoniano Y Su Publico: Funciones Del Texto Cantado,” in <text:span text:style-name="T1">Calderon and the Baroque Tradition</text:span>, ed. Kurt Levy, Jesus Ara, and Gethin Hughes (Waterloo, Ontario, Canada: Wilfred Laurier University Press, 1985), 49–68.</text:p></text:note-body></text:note> How much of the poetic text could be perceived by listeners outside the walls of the cathedral choir or on the other side of convent partitions? Factors of <text:soft-page-break/>acoustics, vocal performance practice, and instrumentation (such as the balance between singers and players), would all play into the answer, in addition to the problems of individual training already discussed. Educated people who possessed the means and connections to acquire printed pamphlets of villancico poetry would doubtless have understood more in the moment of performance and in reflection on the text before or after. But even common people may have had the aural capacity to perceive the gist of what these pieces were trying to communicate.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61" text:note-class="footnote"><text:note-citation>61</text:note-citation><text:note-body><text:p text:style-name="Footnote">Margit Frenk, <text:span text:style-name="T1">Entre La Voz Y El Silencio: La Lectura En Tiempos de Cervantes</text:span> (Madrid: Fondo de Cultura Económica, 2005).</text:p></text:note-body></text:note> As individual villancicos were repeated, and as conventional villancico types were performed at multiple festivals each year in public settings where many kinds of listeners were present, these pieces must have shaped attitudes and beliefs in the broader community.</text:p>
      <text:h text:style-name="Heading_20_4" text:outline-level="4"><text:bookmark-start text:name="__RefHeading___Toc7264_3292015649"/>Contests of the Senses and Early Modern Concepts of Sensation<text:bookmark-end text:name="__RefHeading___Toc7264_3292015649"/></text:h>
      <text:p text:style-name="First_20_paragraph">Two villancicos from Segovia in the later seventeenth century demonstrate that devotional music could present a sophisticated discourse on sensation and faith, one that not only educated hearers about doctrine but actually challenged them to listen with new ears. The contest of the senses in Calderón’s play is echoed in villancicos by successive chapelmasters at Segovia Cathedral. In the 1670s, Miguel de Irízar set the villancico <text:span text:style-name="T1">si los sentidos queja forman del Pan divino</text:span>, later attributed to the Zaragozan poet Vicente Sánchez, for eight voices and instruments in grand polychoral style.<text:note text:id="ftn62" text:note-class="footnote"><text:note-citation>62</text:note-citation><text:note-body><text:p text:style-name="Footnote">Vicente Sánchez, <text:span text:style-name="T1">Lyra Poética de Vicente Sanchez, Natvral de La Imperial Civdad de Zaragoza. Obras Posthvmas</text:span> (Zaragoza, 1688), XXX.</text:p></text:note-body></text:note> Irízar was born in 1634 and served at Segovia from 1671 until his death in 1684. A few decades later Irízar’s successor, Jerónimo de Carrión (1660–1721), set the same text as a solo continuo song.<text:note text:id="ftn63" text:note-class="footnote"><text:note-citation>63</text:note-citation><text:note-body><text:p text:style-name="Footnote">José López-Calo, <text:span text:style-name="T1">La Música En La Catedral de Segovia</text:span>, 2 vols. (Segovia: Diputación Provincial de Segovia, 1988), XXX.</text:p></text:note-body></text:note></text:p>
      <text:p text:style-name="Text_20_body"><text:soft-page-break/>The poem invites hearers to imagine the senses “filing a complaint” against the bread of the Eucharist because “what they sense is not by faith consented,” and in a motto that is repeated after each copla, the poem admonishes, “let the senses not resent it” (<text:span text:style-name="T1">no se den por sentidos los sentidos</text:span>), playing on the word for sense in several ways (Poem example 3). Each of the coplas treats a different sense, following nearly the same order as in Calderón’s play: Sight comes first, followed by Touch; next are Taste and Smell, and Hearing comes last and wins the day (Table 1).</text:p>
      <text:p text:style-name="Text_20_body">[insert float: Poem example 3]</text:p>
      <text:p text:style-name="Text_20_body">[insert float: Table 1]</text:p>
      <text:p text:style-name="Text_20_body">The poem’s treatment of the senses reflects a common physiological model of sensation and perception, as educated Spaniards would have learned from the kind of theological treatises preserved from seminary and convent libraries in Spain and Mexico. Spanish theologians always treated Vision as the first and highest of the five exterior senses. A typical example is the 1557 natural-philosophy textbook <text:span text:style-name="T1">Phisica, Speculatio</text:span> by an Augustinian friar in New Spain, Alphonsus à Veracruce.<text:note text:id="ftn64" text:note-class="footnote"><text:note-citation>64</text:note-citation><text:note-body><text:p text:style-name="Footnote">Alphonsus à Veracruce, <text:span text:style-name="T1">Phisica, Specvlatio</text:span> (Mexico City, 1557).</text:p></text:note-body></text:note> Veracruce summarizes the traditional Catholic teaching, which drew on Aristotle as interpreted by Thomas Aquinas. Veracruce’s Latin treatise accords with Fray Luis de Granada’s widely read Spanish <text:span text:style-name="T1">Introduction to the Creed</text:span> of 1583.<text:note text:id="ftn65" text:note-class="footnote"><text:note-citation>65</text:note-citation><text:note-body><text:p text:style-name="Footnote">Fray Luis de Granada, <text:span text:style-name="T1">Introducción del símbolo de la fe</text:span>, Biblioteca de autores españoles 6 (Madrid: M. Rivadeneyra, 1871); Fray Luis de Granada, <text:span text:style-name="T1">Introducción del Símbolo de la Fe [Pt. 1]</text:span>, ed. José María Balcells (Madrid: Cátedra, 1989).</text:p></text:note-body></text:note></text:p>
      <text:p text:style-name="Text_20_body">As Fray Luis explains this widespread understanding of perception, the five exterior senses are linked to a set of interior senses or faculties, including the affective faculty, in which the sensory stimuli interacted with the balance of bodily humors (Table 2).<text:note text:id="ftn66" text:note-class="footnote"><text:note-citation>66</text:note-citation><text:note-body><text:p text:style-name="Footnote">Luis de Granada, <text:span text:style-name="T1">Introducción del Símbolo de la Fe [Pt. 1]</text:span>, ch. 27–35, pp. 439–494.</text:p></text:note-body></text:note> The five exterior senses mediated between the outside world and the interior senses by means of the ethereal <text:span text:style-name="T1">spiritus animales</text:span>, which were something like invisible beams of light that flowed through the nerves. The cerebrum housed the internal faculties, which “made sense” of what the external <text:soft-page-break/>senses told them—first the “common sense,” a kind of reception area where the exterior senses met the interior faculties; and next the imagination, the cogitative faculty, and memory. All of these exterior and interior senses were part of the <text:span text:style-name="T1">ánima sensitiva</text:span>, the sensing, reasoning soul. In addition to these senses the <text:span text:style-name="T1">ánima sensitiva</text:span> possessed an affective faculty, in which the balance of humors in the body interacted with the interior and exterior senses to produce different “passions” or “affects” (Fray Luis uses <text:span text:style-name="T1">pasiones</text:span> and <text:span text:style-name="T1">afectos</text:span> interchangeably). Based on a fundamental dichotomy like magnetism between attraction and repulsion, this “concupiscible” part of the soul experienced three primary pairs of passions: love and hate, desire and fear, joy and sadness. </text:p>
      <text:p text:style-name="Text_20_body">[insert float: Table 2]</text:p>
      <text:p text:style-name="Text_20_body">The act of sensation, then, involved the entire body and soul, in a pre-Cartesian holistic model; but the external senses differed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67" text:note-class="footnote"><text:note-citation>67</text:note-citation><text:note-body><text:p text:style-name="Footnote">Calderón de la Barca, <text:span text:style-name="T1">El Nuevo Palacio</text:span>, ll. 577–582.</text:p></text:note-body></text:note> But Hearing hears a person’s voice, not the person directly, as Calderón’s text continues: “But what Hearing hears/ is only a fleeting echo,/ born of a distant voice/ without a <text:soft-page-break/>known object.”<text:note text:id="ftn68" text:note-class="footnote"><text:note-citation>68</text:note-citation><text:note-body><text:p text:style-name="Footnote">Ibid., ll. 583–586.</text:p></text:note-body></text:note> While this feature of hearing may have made it “easily deceived,” it also gave this sense a unique capability in spiritual matters, where the object of perception was not immediately sensible at all.</text:p>
      <text:p text:style-name="Text_20_body">The poetic contests of the senses thus rearrange the traditional scholastic hierarchy by putting Hearing at the end for a dramatic climax. Sight comes first, but Hearing, the underdog competitor, triumphs at the last.<text:note text:id="ftn69" text:note-class="footnote"><text:note-citation>69</text:note-citation><text:note-body><text:p text:style-name="Footnote">Irízar alone (perhaps working from an earlier version of the text later attributed to Sánchez),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text:p>
      <text:p text:style-name="Text_20_body">Sánchez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text:p>
      <text:h text:style-name="Heading_20_4" text:outline-level="4"><text:bookmark-start text:name="__RefHeading___Toc7266_3292015649"/>Staging the Contest in Sound: Irízar and Carrión at Segovia Cathedral<text:bookmark-end text:name="__RefHeading___Toc7266_3292015649"/></text:h>
      <text:p text:style-name="First_20_paragraph">The two surviving settings of <text:span text:style-name="T1">Si los sentidos</text:span> by Irízar and Carrión stage this contest of the senses in sound. The Segovia Cathedral archive preserves manuscript performing parts for both settings along with Irízar’s draft score for his version. [The performing parts for Irízar’s <text:soft-page-break/>setting are in E-SE: 5/32 (in a copyist’s hand), and E-SE:18/19 contains the the score in the composer’s own hand. Carrión’s performing parts are in E-SE: 28/25.] As rare as composers’ scores of villancicos are, Irízar’s manuscripts are doubly valuable because this economical composer drafted his music in makeshift notebooks stitched together from piles of his received letters, fitting up to twelve staves of music in the margins and unused sides of the paper. The letters reflect a correspondence with a broad peninsular network of musicians, often about exchanging villancico poetry (see chapter 4).<text:note text:id="ftn70" text:note-class="footnote"><text:note-citation>70</text:note-citation><text:note-body><text:p text:style-name="Footnote">José López-Calo, “Corresponsales de Miguel de Irízar,” <text:span text:style-name="T1">Anuario 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Journal of the Institute of Romance Studies</text:span> 8 (1998): 79–89.</text:p></text:note-body></text:note> Irízar probably received this poem through correspondence with a colleague in Zaragoza. Carrión likely knew (and probably performed) Irízar’s setting from the archive, but also seems to have had a separate source for the Sánchez poem.</text:p>
      <text:p text:style-name="Text_20_body">In Irízar’s earlier setting, for Corpus Christi 1674 at Segovia Cathedral, Miguel de Irízar creates a musical competition in grand festival style by pitting his two four-voice choirs against each other in polychoral dialogue (Music example 1).<text:note text:id="ftn71" text:note-class="footnote"><text:note-citation>71</text:note-citation><text:note-body><text:p text:style-name="Footnote">Andrew A. Cashner, ed., <text:span text:style-name="T1">Villancicos About Music from Seventeenth-Century Spain and New Spain</text:span>, Web Library of Seventeenth-Century Music 32 (Society for Seventeenth-Century Music, 2017), <text:a xlink:type="simple" xlink:href="http://www.sscm-wlscm.org/" text:style-name="Internet_20_link" text:visited-style-name="Visited_20_Internet_20_Link"><text:span text:style-name="Definition">http://www.sscm-wlscm.org/</text:span></text:a>. The score (E-SE: 18/19)includes the heading, “Fiesta del SSantissimo de este año del 1674.”</text:p></text:note-body></text:note> Polychoral dialogue, of cours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text:span text:style-name="T1">no se den por sentidos</text:span> becomes <text:span text:style-name="T1">no se den</text:span> and then <text:span text:style-name="T1">no, no</text:span>.</text:p>
      <text:p text:style-name="Text_20_body">[insert float: Music example 1]</text:p>
      <text:p text:style-name="Text_20_body">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a relatively static feeling for this introduction. In m. 10 Irízar has the ensemble switch to <text:soft-page-break/>ternary meter and increases the rate of harmonic motion. The sense of antagonism is heightened when one choir interrupts the other with exclamations of <text:span text:style-name="T1">no</text:span> on normally weak beats (mm. 13–14). When Irízar returns to duple meter in m. 18, the voices move in smaller note values (<text:span text:style-name="T1">corcheas</text:span>) and exchange shorter phrases, so that the tempo feels faster (and the actual tempo could certainly be increased here in performance). Each choir’s entrances become more emphatic, repeating tones in simple triads, and Irízar adds more offbeat accents and syncopations, particularly for <text:span text:style-name="T1">no se den por sentidos los sentidos</text:span> in mm. 24–32. The estribillo builds to a climactic <text:span text:style-name="T1">peroratio</text:span> with the voices breaking into imitative texture in descending melodic lines.</text:p>
      <text:p text:style-name="Text_20_body">The distinguishing stylistic characteristics of the setting suggest that Irízar is evoking a musical battle topic, a style one may find in <text:span text:style-name="T1">batallas</text:span> for organ as well as other villancicos on military themes.<text:note text:id="ftn72" text:note-class="footnote"><text:note-citation>72</text:note-citation><text:note-body><text:p text:style-name="Footnote"><text:span text:style-name="T1">Grove Music Online</text:span>, Oxford Music Online (Oxford: Oxford University Press, 2016), s. v. <text:span text:style-name="T1">battle music</text:span>; Mary Ellen Sutton, “A Study of the Seventeenth-Century Iberian Organ Batalla: Historical Development, Musical Characteristics, and Performance Considerations” (DMA thesis, University of Kansas, 1975), who discusses examples including those in Martín y Coll’s <text:span text:style-name="T1">Huerto ameno de flores de música</text:span> (Madrid, 1709). Another villancico in this style is Antonio de Salazar’s <text:span text:style-name="T1">Al campo, a la batalla</text:span> (MEX-Mc: A28).</text:p></text:note-body></text:note> 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3–3–2 syncopations on <text:span text:style-name="T1">no se den por sentidos los sentidos</text:span> (mm. 25–26, 31–32, 43–46).</text:p>
      <text:p text:style-name="Text_20_body">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hrases, where the latter phrase repeats the former down a fifth. This creates a feeling of a teacher saying “on the one one hand” and “on the other hand” that suits the general philosophical tone of the strophes and matches the specific poetic phrasing of these lines. To recall the Jesuit formula, Irízar’s estribillo seems more designed to delight, while the coplas <text:soft-page-break/>provide more of an opportunity to teach.</text:p>
      <text:p text:style-name="Text_20_body">Irízar’s villancico seems to speak to a large crowd through grand, unsubtle gestures and sharp contrasts of bright colors. By contrast, Jerónimo de Carrión’s later setting of the same poem invites a more personal reflection (Music example 2).<text:note text:id="ftn73" text:note-class="footnote"><text:note-citation>73</text:note-citation><text:note-body><text:p text:style-name="Footnote">E-SE: 20/5; Cashner, <text:span text:style-name="T1">Villancicos About Music</text:span>.</text:p></text:note-body></text:note> Carrión was capable of the festival style, as in his <text:span text:style-name="T1">Qué destemplada armonía</text:span> (E-SE: 20/5), which almost takes on the dimensions of a <text:span text:style-name="T1">cantada</text:span>. But this setting fits more in the subgenre of <text:span text:style-name="T1">tono divino</text:span> or chamber villancico, a continuo song used in more intimate settings like Eucharistic devotion.<text:note text:id="ftn74" text:note-class="footnote"><text:note-citation>74</text:note-citation><text:note-body><text:p text:style-name="Footnote">See, for example, Luis Robledo Estaire, ed., <text:span text:style-name="T1">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text:p>
      <text:p text:style-name="Text_20_body">[insert float: Music example 2]</text:p>
      <text:p text:style-name="Text_20_body">The dialogue and rivalry of the poetic text happens now not through polychoral effects but through motivic exchanges between voice and accompaniment. Instead of metrical contrasts from one section to the next, Carrión creates rhythmic contrasts between simultaneous voices. Carrión dramatizes <text:span text:style-name="T1">queja</text:span> (m. 4) with a metrical disagreement between the two voices (normal ternary motion versus the voice’s sesquialtera). The descending pattern of leaps for <text:span text:style-name="T1">porque lo que ellos sienten</text:span> perhaps suggests the confusion and tumult of the senses, and it creates a certain amount of rhythmic confusion as it moves between voices. Carrión creates a climax through a canon between soloist and accompaniment in mm. 36–40 that leads the singer to the top of his register. The upward leaps in the last line on <text:span text:style-name="T1">no se den</text:span> (m. 32) contrast with the downward leaping motive of the opening (on <text:span text:style-name="T1">sentidos</text:span>, m. 1).</text:p>
      <text:p text:style-name="Text_20_body">The similarities between these two settings of <text:span text:style-name="T1">Si los sentidos</text:span> demonstrate the persistence of concerns about the hearing’s role in faith. Meanwhile the differences between versions reflect different styles not only of composition but of devotional practice. Irízar and <text:soft-page-break/>Carrión take a verbal discourse on sensation and faith, in which music is the paradigm of something that pleases the ear, and bring it to life through actual music. Thus the pieces seem designed to teach listeners how to hear music even as they are listening—as the catechism advises, they accommodate hearing while training it.</text:p>
      <text:h text:style-name="Heading_20_4" text:outline-level="4"><text:bookmark-start text:name="__RefHeading___Toc7268_3292015649"/>Sensory Confusion<text:bookmark-end text:name="__RefHeading___Toc7268_3292015649"/></text:h>
      <text:p text:style-name="First_20_paragraph">While the <text:span text:style-name="T1">Si los sentidos</text:span> villancicos may not project as much uncertainty about sensation and faith as does Calderón’s <text:span text:style-name="T1">El nuevo palacio del Retiro</text:span>,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the previous chapter that many villancicos feature auditory “special effects” like echoes, voices imitating instruments, and voices imitating birdsong. Such pieces might be compared to the contemporary rise of <text:span text:style-name="T1">trompe l’oeil</text:span> effects in visual art, like the illusion of the heavens opening in the <text:span text:style-name="T1">Transparente</text:span> of Toledo Cathedral (by Narciso Tomé, 1732) or the false domes painted by Andrea Pozzo and his students on Jesuit church ceilings from Rome to China.<text:note text:id="ftn75" text:note-class="footnote"><text:note-citation>75</text:note-citation><text:note-body><text:p text:style-name="Footnote"><text:span text:style-name="T1">Grove Art Online, Oxford Art Online</text:span>, n.d., s. v. <text:span text:style-name="T1">Tomé, Narciso</text:span>; Bailey, <text:span text:style-name="T1">Art on the Jesuit Missions</text:span>, 110.</text:p></text:note-body></text:note></text:p>
      <text:p text:style-name="Text_20_body">Villancicos with “synesthetic” topics mismatch the sense in the spirit of paradox and enigma.<text:note text:id="ftn76" text:note-class="footnote"><text:note-citation>76</text:note-citation><text:note-body><text:p text:style-name="Footnote">Ursula Doetsch Kraus, <text:span text:style-name="T1">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fragment <text:span text:style-name="T1">Porque cuando las voces puedan pintarla</text:span> (If voices could only paint her) (E-Mn: M3881/44).</text:p>
      <text:p text:style-name="Text_20_body">Cristóbal Galán, master of the Royal Chapel (1680–1684, after serving as chapelmaster at Segovia Cathedral) juxtaposes hearing and vision in a villancico for the Conception of Mary.<text:note text:id="ftn77" text:note-class="footnote"><text:note-citation>77</text:note-citation><text:note-body><text:p text:style-name="Footnote">D-Mbs: Mus. ms. 2893, edition in Cabero Pueyo, <text:span text:style-name="T1">Der Villancico</text:span>, 567–68.</text:p></text:note-body></text:note> Galán’s text exhorts listeners to “hear the bird” and “see the voice.” The visual language <text:soft-page-break/>in this villancicos evokes the common iconography of the Holy Spirit as a dove surrounded by golden rays, such as may be seen in the Monastery of the Encarnación in Madrid, where the Royal Chapel frequently performed.<text:note text:id="ftn78" text:note-class="footnote"><text:note-citation>78</text:note-citation><text:note-body><text:p text:style-name="Footnote">Ana García Sanz and Leticia Sánchez Hernández, <text:span text:style-name="T1">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he poem makes “confusion” of sight and hearing, which is projected partly through irregular poetic meter (Poem example 4).<text:note text:id="ftn79" text:note-class="footnote"><text:note-citation>79</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text:span text:style-name="T1">equivocación</text:span> through rhythm, notation, and texture. Galán juxtaposes the three voices of Chorus I against the other two choirs by having Chorus I sing primarily in a normal triple-meter motion (with dotted figures intensifying the ternary feeling), while the other two choirs interject <text:span text:style-name="T1">¡Oigan!</text:span> and <text:span text:style-name="T1">¡Miran!</text:span> in sesquialtera rhythm.</text:p>
      <text:p text:style-name="Text_20_body">[insert float: Poem example 4]</text:p>
      <text:p text:style-name="Text_20_body">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1). They return to white notation again for the following phrase, “while the voice is seen in purity.” Any attentive listener could hear these juxtapositions and abrupt shifts in rhythmic patterns, though only the musicians themselves would likely have recognized the dark–light symbolism in the notation.</text:p>
      <text:p text:style-name="Text_20_body">[insert float: Figure 1]</text:p>
      <text:p text:style-name="Text_20_body">In texture Galán plays with <text:span text:style-name="T1">qué equivocación</text:span> literally by setting these words to an equal-voiced fugato on a long ascending scalar figure (starting with the Tiple II’s stepwise ascent A<text:span text:style-name="T2">4</text:span>–G<text:span text:style-name="T2">5</text:span>). The sudden outburst of polyphonic texture in the midst of primarily homophonic polychoral dialogue could create a more affective sense of confusion as well. As <text:soft-page-break/>the estribillo continues, Galán increasingly mixes up the music for <text:span text:style-name="T1">Oigan todos del ave</text:span>, the sesquialtera interjections, and the contrapuntal texture of <text:span text:style-name="T1">qué equivocación</text:span>, between the various choirs.</text:p>
      <text:p text:style-name="Text_20_body">Pieces like this describe and seek to incite a condition of sensory overload, an ecstasy in which all the senses blend together in the effort to grasp something that is beyond them.<text:note text:id="ftn80" text:note-class="footnote"><text:note-citation>80</text:note-citation><text:note-body><text:p text:style-name="Footnote">This notion is part of the Catholic heritage that shaped Olivier Messiaen’s concept of “dazzlement.”</text:p></text:note-body></text:note>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text:p>
      <text:h text:style-name="Heading_20_3" text:outline-level="3"><text:bookmark-start text:name="__RefHeading___Toc7270_3292015649"/>Impaired Hearers, Incompetent Teachers: “Villancicos of the Deaf”<text:bookmark-end text:name="__RefHeading___Toc7270_3292015649"/></text:h>
      <text:p text:style-name="First_20_paragraph">The problem of lacking the capacity for faithful hearing is evident in villancicos that represent deaf characters. The final section of this chapter presents two <text:span text:style-name="T1">villancicos de sordos</text:span>—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man who is deaf or hard of hearing.</text:p>
      <text:h text:style-name="Heading_20_4" text:outline-level="4"><text:bookmark-start text:name="__RefHeading___Toc7272_3292015649"/>Laughing at the Deaf: Juan Gutiérrez de Padilla (Puebla, 1651)<text:bookmark-end text:name="__RefHeading___Toc7272_3292015649"/></text:h>
      <text:p text:style-name="First_20_paragraph">In a piece labeled <text:span text:style-name="T1">sordo</text:span> in the partbooks, Juan Gutiérrez de Padilla creates a comic dialogue between a religious teacher and a “deaf” man named Toribio (Poem example 5). The <text:soft-page-break/>villancico, which begins <text:span text:style-name="T1">Óyeme, Toribio</text:span> and is labeled as a “Dúo con bajón,” was performed in Matins for Christmas at Puebla Cathedral in 1651.<text:note text:id="ftn81" text:note-class="footnote"><text:note-citation>81</text:note-citation><text:note-body><text:p text:style-name="Footnote">MEX-Pc: Leg. 1/2; E. Thomas Stanford, <text:span text:style-name="T1">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T1">Archivo de Música Sacra de La Catedral de Puebla</text:span> (Mexico City, 1967).</text:p></text:note-body></text:note> It is part of Padilla’s earliest surviving Christmas cycle for the new cathedral, which had been consecrated in 1649.<text:note text:id="ftn82" text:note-class="footnote"><text:note-citation>82</text:note-citation><text:note-body><text:p text:style-name="Footnote">Another villancico by Padilla is discussed in the next chapter. See also Cashner, “Playing Cards at the Eucharistic Table”; Gustavo Mauleón Rodríguez, ed., <text:span text:style-name="T1">Juan Gutiérrez de Padilla Y La época Palafoxiana</text:span> (Puebla: Gobierno del Estado de Puebla, Secretaría de Cultura, 2010).</text:p></text:note-body></text:note> Though two key partbooks are missing, including the Tenor I part who played the deaf man, the dialogue can be reconstructed because the lyrics of the deaf man’s part were written in the surviving bass part.<text:note text:id="ftn83" text:note-class="footnote"><text:note-citation>83</text:note-citation><text:note-body><text:p text:style-name="Footnote">The friar was played by the Altus I. The friar was probably accompanied by the Bassus I on <text:span text:style-name="T1">bajón</text:span>, but this partbook is missing. The deaf man was played by the Tenor I, but this partbook is missing. The deaf man was accompanied by the Bassus II on <text:span text:style-name="T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 currently inaccessible in a private collection in Puebla. Gustavo Mauleón Rodríguez, who alone has access to the collection, kindly shared with me a few pages of this imprint but not the ones including this poem. </text:p>
      <text:p text:style-name="Text_20_body">[insert float: Poem example 5]</text:p>
      <text:p text:style-name="Text_20_body">Playing with a conventional villancico type of a dialogue between a <text:span text:style-name="T1">docto</text:span> and a <text:span text:style-name="T1">simple</text:span>—a learned man and a simpleton—Padilla’s villancico stages a parody of catechism instruction. The friar’s attempts to communicate with the “deaf” man fail, and this prompts the five-voice chorus to warn the congregation against spiritual deafness. Padilla dramatizes the two characters’ unsuccessful attempts to communicate through disjunctions of rhythm and mode (Music example 3). Rhythmically, Padilla gives each singer a distinct “accent” in music: the friar’s musical speech is more fluent and sophisticated, while the deaf man’s speech is halting and clumsy, such as his questions “Eh? eh?” on an offbeat figure.</text:p>
      <text:p text:style-name="Text_20_body">[insert float: Music example 3]</text:p>
      <text:p text:style-name="Text_20_body">Padilla illustrates the men’s disagreement by having them fail to concur on where to cadence. Given the one-flat <text:span text:style-name="T1">cantus mollis</text:span> signature, the cadence points articulated by the extant bass part, and the final on F, Padilla probably would have categorized this piece as mode 11 or 12.<text:note text:id="ftn84" text:note-class="footnote"><text:note-citation>84</text:note-citation><text:note-body><text:p text:style-name="Footnote">Cerone, <text:span text:style-name="T1">El Melopeo Y Maestro</text:span>, 873–82; Cristle Collins Judd, “Renaissance Modal Theory: Theoretical, Compositional, and Editorial Perspectives,” in <text:span text:style-name="T1">The Cambridge History of Western Music History</text:span>, ed. Thomas Christensen (Cambridge: Cambridge University Press, 2002), 364–406; Gregory Barnett, “Tonal Organization in Seventeenth-Century Music Theory,” in <text:span text:style-name="T1">The Cambridge History of Western Music History</text:span>, ed. Thomas Christensen (Cambridge: Cambridge University Press, 2002), 407–55.</text:p></text:note-body></text:note> The friar appropriately sings an opening phrase that surely would have cadenced on <text:soft-page-break/>F; but the deaf man responds with a phrase that cadences on C. At one point the friar moves to a cadence on A, but the deaf man, responding that he can’t hear out of that ear, cadences on D. The friar says he will try the other ear, but no sooner has the friar moved to D, than Toribio, saying, “Out of that ear I hear even less!” moves to a cadence on C. This pushes the friar over the edge. He bursts out, “You are a sheer idiot!”—mimicking the deaf man’s halting short-long rhythms, and returning to his own final of F.</text:p>
      <text:p text:style-name="Text_20_body">After the dialogue in the introducción, the Altus I, who has been representing the friar, seems to turn away from the dramatic scenario and address the congregation as a preacher: “The laughter of the dawn will turn to sobs,” he says—referring to the Virgin Mary as the dawn—when, having given birth to the Word Incarnate, “her eyes see deaf men.” Padilla sets the final phrase about deaf men, with ten notes in black mensural notation that make a rhetorical <text:span text:style-name="T1">catabasis</text:span> as they descend in a leaping melodic sequence.</text:p>
      <text:p text:style-name="Text_20_body">When the rest of Chorus I joins in for the responsión, their repeated dotted rhythm suggests vivacious laughter and comic offbeat sobs on <text:span text:style-name="T1">sollozos</text:span> (Music example 4). The catabasis figure is passed through all the voices in imitation, leading to a harmonic catabasis 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Text_20_body">[insert float: Music example 4]</text:p>
      <text:p text:style-name="Text_20_body">Through a mixture of sophisticated musical technique, high-minded theology, and low caricature that is characteristic of this composer, Padilla belittles actual deaf people as deficient, undignified, and deserving of laughter. Ironically, Padilla’s ensemble made their caricature at the same time that some Spanish churchmen, like Juan Pablo Bonet, were engaged <text:soft-page-break/>in actually ministering to deaf people.<text:note text:id="ftn85" text:note-class="footnote"><text:note-citation>85</text:note-citation><text:note-body><text:p text:style-name="Footnote">Juan Pablo Bonet, <text:span text:style-name="T1">Reduction de las letras y Arte para enseñar a ablar a los mudos</text:span> (Madrid, 1620), cited and discussed in Susan Plann, <text:span text:style-name="T1">A Silent Minority: Deaf Education in Spain, 1550–1835</text:span> (Berkeley, CA: University of California Press, 1997).</text:p></text:note-body></text:note> </text:p>
      <text:p text:style-name="Text_20_body">But the creators of <text:span text:style-name="T1">villancicos de sordos</text:span> seem more interested in exploiting the deaf to amuse and edify the hearing. Actual deafness is used here with the main goal of pointing to spiritual deafness: the “deaf men” that will make Mary weep are all people whose ears have been stopped by sin and cannot hear the divine Word of Christ with faith. In his 1611 Spanish dictionary, Sebastián de Covarrubias defines the <text:span text:style-name="T1">sordo</text:span> as “he who does not hear,” rather than he who is not <text:span text:style-name="T1">able</text:span> to hear. He adds, “There is no worse kind of deaf man than the one who is unwilling to hear.”<text:note text:id="ftn86" text:note-class="footnote"><text:note-citation>86</text:note-citation><text:note-body><text:p text:style-name="Footnote">Sebastián de Covarrubias Orozco, <text:span text:style-name="T1">Tesoro de la lengua castellana, o española</text:span> (Madrid, 1611), s. v. <text:span text:style-name="T1">sordo</text:span>: “SORDO, Lat. surdus, el que no oye. No ay peor sordo que le que no quiere oyr.”</text:p></text:note-body></text:note></text:p>
      <text:p text:style-name="Text_20_body">In this view, if hearing is the paradigm of faith, then deafness is its opposite. While Calderón’s Judaism heard Faith without faith, the deaf men in villancicos cannot even hear Faith to begin with.</text:p>
      <text:h text:style-name="Heading_20_4" text:outline-level="4"><text:bookmark-start text:name="__RefHeading___Toc7274_3292015649"/>Learning from the Deaf: Matías Ruíz (Madrid, 1671)<text:bookmark-end text:name="__RefHeading___Toc7274_3292015649"/></text:h>
      <text:p text:style-name="First_20_paragraph">The <text:span text:style-name="T1">Villancico de los sordos</text:span> by Matías Ruiz (E-E: Mús. 83-12) extends its parody to the catechist as well (Poem example 6). Ruiz was chapelmaster at the Real Convento de la Encarnación in Madrid, and the poetry imprint survives from what must have been the first performance there at Christmas, 1671.<text:note text:id="ftn87" text:note-class="footnote"><text:note-citation>87</text:note-citation><text:note-body><text:p text:style-name="Footnote">“Villancicos Que Se Han de Cantar En El Real Convento de La Encarnación, La Noche de Navidad, Este Año de 1671” (Madrid, 1671).</text:p></text:note-body></text:note> Here the <text:span text:style-name="T1">sordo</text:span>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text:p>
      <text:p text:style-name="Text_20_body">[insert float: Poem example 6]</text:p>
      <text:p text:style-name="Text_20_body">The piece begins with soloist and chorus gleefully crying “On with the deaf man!” <text:soft-page-break/>rather like a bunch of high-school bullies, telling everyone to speak up so he can hear. When the catechist and the <text:span text:style-name="T1">sordo</text:span> enter, Ruiz gives the two characters phrases that contrast melodically, harmonically, and rhythmically, to illustrate their inability to understand each other. The deaf man’s musical speech is abrupt, uncouth, and loud, fitting with the friar’s mockery of the deaf man’s unmodulated voice (Music example 5). The deaf man bursts on the scene with a scale from the top of his register to the bottom (F<text:span text:style-name="T2">4</text:span> to G<text:span text:style-name="T2">3</text:span>). The descent across vocal <text:span text:style-name="T1">passaggi</text:span> would encourage the singer to bawl the phrases in a coarse tone of voice. Ironically, a character with impaired sensation of sound is marked for the audience primarily by the kind of sounds he makes.</text:p>
      <text:p text:style-name="Text_20_body">[insert float: Music example 5]</text:p>
      <text:p text:style-name="Text_20_body">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In the catechism lesson presented in the coplas, the friar quizzes his pupil on key doctrines of Christmas, classic topics in both scholastic and pastoral literature: Tell, <text:span text:style-name="T1">sordo</text:span>, he asks, how did God fulfill his word to the prophet-king David?What motivated Christ to become incarnate?<text:note text:id="ftn88" text:note-class="footnote"><text:note-citation>88</text:note-citation><text:note-body><text:p text:style-name="Footnote">See the next chapter for a discussion of such classic tropes of Christmas preaching in villancicos.</text:p></text:note-body></text:note> But the deaf man mishears every statement: he mistakes <text:span text:style-name="T1">sordo</text:span> for <text:span text:style-name="T1">gordo</text:span> (chubby), and <text:span text:style-name="T1">profeta</text:span> (prophet) as <text:span text:style-name="T1">estafeta</text:span> (mailman).</text:p>
      <text:p text:style-name="Text_20_body">His supposed learning in the humanities leads only to confusion. When the friar lauds the <text:span text:style-name="T1">bailes</text:span> (dances) of Christmas, and says <text:span text:style-name="T1">el portal es nuestro alivio</text:span> (the stable is our remedy), the deaf man thinks he is citing <text:span text:style-name="T1">Tito Libio</text:span>. The humanist is puzzled: he has read the Classical <text:soft-page-break/>historian Livy, he says, but Livy doesn’t say anything about <text:span text:style-name="T1">frailes</text:span> (friars).</text:p>
      <text:p text:style-name="Text_20_body">Hearing that the child Jesus is shivering with cold, the deaf man suggests he drink hot chocolate. The friar reassures him that “the Queen”—the Virgin Mary—is keeping the child bundled, such that he glows with warmth (<text:span text:style-name="T1">arde</text:span>). The deaf man now seems to feel that at last he has figured out what they are talking about, and sums up with satisfaction, <text:span text:style-name="T1">Esta es, por la mañana y tarde, la Reina de las bebidas</text:span> (Chocolate is, morning and evening, the Queen of beverages).</text:p>
      <text:p text:style-name="Text_20_body">One can imagine that Ruiz’s deaf man would invite the sympathies of listeners. He is an earthy, common character, focused on material comforts. He is keenly aware of the chill, as many older men are, and dotes tenderly onthe infant. The deaf man’s bumbling but endearing statements contrast strikingly with the friar’s abstract theology and clichéd poetic language. The text even reminds listeners of the deaf man’s response to mockery: he cannot hear the nine choirs of Christmas angels, so he asks them to sing out loudly, as long as they don’t say anything bad about him.</text:p>
      <text:p text:style-name="Text_20_body">Ruiz’s characters present a contrast of types of learning: the churchman who repeats the same teaching points in every catechism class, versus an ersatz humanist who has read Livy and perhaps Ovid but may not understand them at all. Ruiz’s hard-of-hearing humanities scholar demonstrates a central tenet of Reformation-era Catholicism: that Classical learning alone is not enough to understand Christianity.<text:note text:id="ftn89" text:note-class="footnote"><text:note-citation>89</text:note-citation><text:note-body><text:p text:style-name="Footnote">Desiderius Erasmus, <text:span text:style-name="T1">The Essential Erasmus</text:span>, ed. John P. Dolan (New York: Meridian, 1993), 206, “Erasmus perceived in the paganistic trends of the Renaissance a greater threat to religion than the theological squabbles he was so reluctant to participate in.”</text:p></text:note-body></text:note> Even so, the friar’s inability to teach this man demonstrates yet again the pervasive uncertainty about how faith could be made to appeal to hearing.</text:p>
      <text:p text:style-name="Text_20_body">Ruiz’s <text:span text:style-name="T1">Villancico de los sordos</text:span>, like the other pieces we have discussed, exalts hearing music as a means to faith—one which the deaf cannot understand. This is because the word <text:soft-page-break/><text:span text:style-name="T1">son</text:span> in the epigrammatic conclusion of the estribillo could mean not only sound but was also a term for a type of dance or song, according to the 1610 dictionary of Covarrubias. The villancico is built on a distinctive harmonic and rhythmic pattern of alternating ternary and sesquialtera groupings, which are especially clear on the phrase <text:span text:style-name="T1">los que no escuchan ni entienden el son</text:span> (Music example 6). This pattern bears a close resemblance to dance forms known as <text:span text:style-name="T1">son</text:span> today —most obviously, to the Mexican <text:span text:style-name="T1">huarache</text:span> familiar from the song “America” in Leonard Bernstein’s <text:span text:style-name="T1">West Side Story</text:span>.<text:note text:id="ftn90" text:note-class="footnote"><text:note-citation>90</text:note-citation><text:note-body><text:p text:style-name="Footnote"><text:span text:style-name="T1">Grove Music Online</text:span>, s. v. <text:span text:style-name="T1">huarache</text:span>.</text:p></text:note-body></text:note> Even if the reference to <text:span text:style-name="T1">son</text:span> is not this specific, the music certainly evokes the feeling of a social dance whose circle the deaf man is unable to join fully.</text:p>
      <text:p text:style-name="Text_20_body">[insert float: Music example 6]</text:p>
      <text:p text:style-name="Text_20_body">The creators of villancicos of the deaf could certainly have imagined that this music was contributing to the goal of spiritual ear training. There may be a higher theological point here about spiritual deafness, but both <text:span text:style-name="T1">sordo</text:span> villancicos make the point at the expense of real people with disabilities. Whether the music really accomplished that goal, or just provided amusement and reinforced cultural stereotypes for commoners, is a question that haunts the whole repertoire. In a pattern typical of this genre (and especially vexing in the “ethnic” villancicos), someone on the margins of society is, through musical representation, welcomed to Christ’s manger, but the way he is represented actually emphasizes his exclusion from the community.<text:note text:id="ftn91" text:note-class="footnote"><text:note-citation>91</text:note-citation><text:note-body><text:p text:style-name="Footnote">Geoffrey Baker, “The ‘Ethnic Villancico’ and Racial Politics in 17th-Century Mexico,” in <text:span text:style-name="T1">Devotional Music in the Iberian World, 1450–1800: The Villancico and Related Genres</text:span>, ed. Tess Knighton and Álvaro Torrente (Aldershot, UK: Ashgate, 2007), 399–408; Geoffrey Baker, “Latin American Baroque: Performance as a Post-Colonial Act?” <text:span text:style-name="T1">Early Music</text:span> 3, no. 36 (2008): 441–48; Andrew A. Cashner, “Rhythm as Representation of Society in an <text:span text:style-name="T1">Ensaladilla</text:span> from Colonial Puebla, Mexico, 1652,” 2015.</text:p></text:note-body></text:note> At the same time they also demonstrate a surprising levity about the church and its incompetent teachers.</text:p>
      <text:h text:style-name="Heading_20_3" text:outline-level="3"><text:bookmark-start text:name="__RefHeading___Toc7276_3292015649"/>Failures of Faithful Hearing<text:bookmark-end text:name="__RefHeading___Toc7276_3292015649"/></text:h>
      <text:p text:style-name="First_20_paragraph">Critiquing both the poor level of theological knowledge among the lay people, and the <text:soft-page-break/>low quality of teaching among the clergy, were both characteristic Tridentine postures.<text:note text:id="ftn92" text:note-class="footnote"><text:note-citation>92</text:note-citation><text:note-body><text:p text:style-name="Footnote">Kamen, <text:span text:style-name="T1">Early Modern European Society</text:span>, 56–57.</text:p></text:note-body></text:note> Antonio de Azevedo describes real-life scenes of failed catechesis:</text:p>
      <text:p text:style-name="P2">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text:span text:style-name="T1">bozales</text:span>] in the matters of faith, that if you would ask them, how many are the persons of the Holy Trinity, some would say that they are seven, and others, fifteen; and others say about twenty—of this I am a good witness.</text:p>
      <text:p text:style-name="P2">And a principal friar of my order, I’ve heard that once he was asking a woman how many [persons in the Trinity] there were, and she said, “Fifteen.” And he said, “<text:span text:style-name="T1">Ay</text:span>, is that really your answer?” And then she wanted to correct herself, and she said, “<text:span text:style-name="T1">Ay Señor</text:span>, I think I was wrong—I’ll say there are five hundred.”<text:note text:id="ftn93" text:note-class="footnote"><text:note-citation>93</text:note-citation><text:note-body><text:p text:style-name="Footnote">Azevedo, <text:span text:style-name="T1">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First_20_paragraph">Azevedo sees no humor in this lack of religious knowledge; and he faults not the illiterate laypeople but the religious orders and clerics who have failed to teach the basics of faith in a plain way, as Azevedo himself endeavors to do in his book:</text:p>
      <text:p text:style-name="P2">It is a shame to see the ignorance that there is in many, in things of such importance […]. Because even though the religious orders and those who preach do declare the gospel, they do not explain the ABCs [<text:span text:style-name="T1">b, a, ba</text:span>] of Christianity; they do not want to deal with giving milk because this is the task of mothers, those lordly Curates or Orators, who are responsible for this task, and what I have described is their fault.<text:note text:id="ftn94" text:note-class="footnote"><text:note-citation>94</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First_20_paragraph">The friars of Padilla’s and Ruiz’s villancicos seem to fit with Azevedo’s description of “lordly orators” who delight in lofty language, rather than motherly teachers who spell out the <text:soft-page-break/>fundamentals of Christian faith. Azevedo’s critique, though, is motivated by the late-sixteenth-century Tridentine agenda of reform and education; Juan de la Cruz makes a similarcritique of preaching and music that delight the ears but do not effect the will. By the mid-seventeenth century, though, the function of Catholic religious art under developing “Baroque” aesthetics shifted away from the kind of“plain” instruction Azevedo models, toward more ornate, learned, and often arcane forms of expression. Composers of villancicos in the seventeenth century seem to have followed an ideal closer to Kircher’s Jesuit ideal of affectively powerful sacred music attuned to the varying desires of a broad audience.</text:p>
      <text:p text:style-name="Text_20_body">Few villancicos of the seventeenth century would satisfy Azevedo’s call to teach the “<text:span text:style-name="T1">b, a, ba</text:span> of Christianity.” Even the comic villancicos depend on learned plays of language and music, like the Classical references in Ruiz’s poetic text, or the play on modal cadences and black notation of Padilla’s music. This means that the depictions of imperfect hearing in the villancicos of the deaf themselves depended on the attention of listeners with well-trained ears.</text:p>
      <text:h text:style-name="Heading_20_4" text:outline-level="4"><text:bookmark-start text:name="__RefHeading___Toc7278_3292015649"/>“Make a Hedge around Your Ears”<text:bookmark-end text:name="__RefHeading___Toc7278_3292015649"/></text:h>
      <text:p text:style-name="First_20_paragraph">To understand the role of villancicos in the dynamics of hearing and faith,then, we must consider these performative texts as more than just one-way transmissions of religious teaching from the Church to listening worshipers. They sometimes raise more questions than they answer.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text:soft-page-break/>Listeners who wished to overcome the dangers and uncertainties involved with hearing devotional music were challenged to practice personal spiritual discipline in hearing. This notion is encapsulated in an emblem by Sebastián de Covarrubias, whose dictionary definition of deafness we discussed earlier (Figure 2). It shows two fragile-looking human ears, protected from the buffeting four winds by a crown of thorns. Its Latin motto is taken from Ecclesiasticus 28:28, “Make a hedge around your ears with thorns.”<text:note text:id="ftn95" text:note-class="footnote"><text:note-citation>95</text:note-citation><text:note-body><text:p text:style-name="Footnote">Sebastián de Covarrubias Orozco, <text:span text:style-name="T1">Emblemas morales</text:span> (Madrid, 1610), 202, “SEPI AVRES TVAS SPINIS.”</text:p></text:note-body></text:note> Covarrubias explains that our ears are endangered lest we “keep ourselves from hearing flattery, gossip, lies, and false doctrines; and so that these things will not reach our ears we must put a strong fence around them, and protect it with thorns.”<text:note text:id="ftn96" text:note-class="footnote"><text:note-citation>96</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yourself safe, take refuge in Christ and his crown.”<text:note text:id="ftn97" text:note-class="footnote"><text:note-citation>97</text:note-citation><text:note-body><text:p text:style-name="Footnote">Ibid., 202: “En esta vida, que es vna milica,/ Si asegurar quisieres tu persona,/ Amparate de Christo, y su corona.”</text:p></text:note-body></text:note></text:p>
      <text:p text:style-name="Text_20_body">[insert float: Figure 2]</text:p>
      <text:p text:style-name="Text_20_body">Even if, then, the Church successfully made Christ the Word audible to the world, accommodating its teaching to the sense and intelligence of people of varying temperaments and cultural backgrounds, faithful hearing for Catholics still required individuals to discipline their ears to focus on Christ. Villancicos provided both an opportunity to hear the Word and a challenge to discern it and live accordingly. From a modern perspective, it would seem that some villancicos posed more of challenge in this respect than others, and not for the reasons that their creators might have intended: did the caricatures of deaf people in villancicos really move many listeners beyond simple mockery? Did the special rhetorical effects of villancico poetry and music edify more than they entertained? Or were such distinctions unimportant at the time? In any case, the fundamental Tridentine problem, of making faith appeal to hearing by both accommodating the senses and training them, remained a challenge for Catholics, both those who would teach through speech or song and those who would listen.</text:p>
      <text:h text:style-name="Heading_20_2" text:outline-level="2"><text:bookmark-start text:name="__RefHeading___Toc7280_3292015649"/><text:soft-page-break/>Bibliography<text:bookmark-end text:name="__RefHeading___Toc7280_3292015649"/></text:h>
      <text:p text:style-name="First_20_paragraph">Ahlgren, Gillian T. W. <text:span text:style-name="T1">Teresa of ávila and the Politics of Sanctity</text:span>. Ithaca, NY: Cornell University Press, 1996.</text:p>
      <text:p text:style-name="Text_20_body">Azevedo, Fray Antonio de. <text:span text:style-name="T1">Catecismo de los misterios de la fe, con la esposicion del Simbolo de los Santos Apostoles. A do se enseña, todo lo que vn fiel Cristian esta obligado a creer, y vn cura de almas a saber, para enseñar a sus ouejas</text:span>. Barcelona, 1589.</text:p>
      <text:p text:style-name="Text_20_body">Bailey, Gauvin A. <text:span text:style-name="T1">Art on the Jesuit Missions in Asia and Latin America, 1542–1773</text:span>. Toronto, 1999.</text:p>
      <text:p text:style-name="Text_20_body">Baker, Geoffrey. <text:span text:style-name="T1">Imposing Harmony: Music and Society in Colonial Cuzco</text:span>. Durham, NC: Duke University Press, 2008.</text:p>
      <text:p text:style-name="Text_20_body">———. “Latin American Baroque: Performance as a Post-Colonial Act?” <text:span text:style-name="T1">Early Music</text:span> 3, no. 36 (2008): 441–48.</text:p>
      <text:p text:style-name="Text_20_body">———. “The ‘Ethnic Villancico’ and Racial Politics in 17th-Century Mexico.” In <text:span text:style-name="T1">Devotional Music in the Iberian World, 1450–1800: The Villancico and Related Genres</text:span>, edited by Tess Knighton and Álvaro Torrente, 399–408. Aldershot, UK: Ashgate, 2007.</text:p>
      <text:p text:style-name="Text_20_body">Baker, Geoffrey, and Tess Knighton, eds. <text:span text:style-name="T1">Music and Urban Society in Colonial Latin America</text:span>. Cambridge: Cambridge University Press, 2011.</text:p>
      <text:p text:style-name="Text_20_body">Barnett, Gregory. “Tonal Organization in Seventeenth-Century Music Theory.” In <text:span text:style-name="T1">The Cambridge History of Western Music History</text:span>, edited by Thomas Christensen, 407–55. Cambridge: Cambridge University Press, 2002.</text:p>
      <text:p text:style-name="Text_20_body">Boethius, Anicius Manlius Torquatus Severinus. “De Institutione Musica Libri Quinque.” In <text:span text:style-name="T1">Boetii de Institutione Arithmetica Libro Duo de Institutione Musica Libri Quinque</text:span>, edited by <text:soft-page-break/>Godofredus Friedlein. Leipzig: Teubner, 1867.</text:p>
      <text:p text:style-name="Text_20_body">Cabero Pueyo, Bernat. <text:span text:style-name="T1">Der Villancico des XVI. und XVII. Jahrhunderts in Spanien</text:span>. Berlin: Dissertation.de, 2000.</text:p>
      <text:p text:style-name="Text_20_body">Calderón de la Barca, Pedro. <text:span text:style-name="T1">El Nuevo Palacio Del Retiro</text:span>. Edited by Alan K. G. Paterson. Autos Sacramentales Completos de Calderón 19. Pamplona: Universidad de Navarra, 1998.</text:p>
      <text:p text:style-name="Text_20_body">Candelaria, Lorenzo. “Bernardino de Sahagún’s <text:span text:style-name="T1">Psalmodia Christiana</text:span>: A Catholic Songbook from Sixteenth-Century New Spain.” <text:span text:style-name="T1">Journal of the American Musicological Society</text:span> 67, no. 3 (2014): 619–84.</text:p>
      <text:p text:style-name="Text_20_body">Cashner, Andrew A. “Faith, Hearing, and the Power of Music in Hispanic Villancicos, 1600–1700.” PhD diss., University of Chicago, 2015.</text:p>
      <text:p text:style-name="Text_20_body">———. “Playing Cards at the Eucharistic Table: Music, Theology, and Society in a Corpus Christi Villancico from Colonial Mexico, 1628.” <text:span text:style-name="T1">Journal of Early Modern History</text:span> 18, no. 4 (2014): 383–419.</text:p>
      <text:p text:style-name="Text_20_body">———. “Rhythm as Representation of Society in an <text:span text:style-name="T1">Ensaladilla</text:span> from Colonial Puebla, Mexico, 1652,” 2015.</text:p>
      <text:p text:style-name="Text_20_body">———, ed. <text:span text:style-name="T1">Villancicos About Music from Seventeenth-Century Spain and New Spain</text:span>. Web Library of Seventeenth-Century Music 32. Society for Seventeenth-Century Music, 2017. <text:a xlink:type="simple" xlink:href="http://www.sscm-wlscm.org/" text:style-name="Internet_20_link" text:visited-style-name="Visited_20_Internet_20_Link"><text:span text:style-name="Definition">http://www.sscm-wlscm.org/</text:span></text:a>.</text:p>
      <text:p text:style-name="Text_20_body">Castagna, Paolo. “The Use of Music by the Jesuits in the Conversion of the Indigenous Peoples of Brazil.” edited by John W. O’Malley S.J., Gauvin Alexander Bailey, Steven J. Harris, and T. Frank Kennedy S.J., 641–58. Toronto: University of Toronto Press, 1999.</text:p>
      <text:p text:style-name="Text_20_body">Catholic Church. <text:span text:style-name="T1">Catechismus ex decreto sacrosancti Concilii Tridentini: iussu Pij V. pontif. max. editus</text:span>. London, 1614.</text:p>
      <text:p text:style-name="Text_20_body"><text:soft-page-break/>Cerone, Pedro. <text:span text:style-name="T1">El Melopeo Y Maestro</text:span>. Naples, 1613.</text:p>
      <text:p text:style-name="Text_20_body">Covarrubias Orozco, Sebastián de. <text:span text:style-name="T1">Emblemas morales</text:span>. Madrid, 1610.</text:p>
      <text:p text:style-name="Text_20_body">———. <text:span text:style-name="T1">Tesoro de la lengua castellana, o española</text:span>. Madrid, 1611.</text:p>
      <text:p text:style-name="Text_20_body">Dell’Antonio, Andrew. <text:span text:style-name="T1">Listening as Spiritual Practice in Early Modern Italy</text:span>. Berkeley: University of California Press, 2011.</text:p>
      <text:p text:style-name="Text_20_body">Diez Borque, Jose Maria. “El Auto Sacramental Calderoniano Y Su Publico: Funciones Del Texto Cantado.” In <text:span text:style-name="T1">Calderon and the Baroque Tradition</text:span>, edited by Kurt Levy, Jesus Ara, and Gethin Hughes, 49–68. Waterloo, Ontario, Canada: Wilfred Laurier University Press, 1985.</text:p>
      <text:p text:style-name="Text_20_body">Doetsch Kraus, Ursula. <text:span text:style-name="T1">La Sinestesia En La Poesía Española: Desde La Edad Media Hasta Mediados Del Siglo Xix; Un Enfoque Semántico</text:span>. Pamplona: Ediciones Universidad de Navarra, 1992.</text:p>
      <text:p text:style-name="Text_20_body">Dryden, John. <text:span text:style-name="T1">Alexander’s Feast, or the Power of Music</text:span>. London, 1697.</text:p>
      <text:p text:style-name="Text_20_body">Erasmus, Desiderius. <text:span text:style-name="T1">The Essential Erasmus</text:span>. Edited by John P. Dolan. New York: Meridian, 1993.</text:p>
      <text:p text:style-name="Text_20_body">Findlen, Paula, ed. <text:span text:style-name="T1">Athanasius Kircher: The Last Man Who Knew Everything</text:span>. New York: Routledge, 2004.</text:p>
      <text:p text:style-name="Text_20_body">Francisca de los Apóstoles. <text:span text:style-name="T1">The Inquisition of Francisca: A Sixteenth-Century Visionary on Trial</text:span>. Edited by Gillian T. W. Ahlgren. Chicago: University of Chicago Press, 2005.</text:p>
      <text:p text:style-name="Text_20_body">Frenk, Margit. <text:span text:style-name="T1">Entre La Voz Y El Silencio: La Lectura En Tiempos de Cervantes</text:span>. Madrid: Fondo de Cultura Económica, 2005.</text:p>
      <text:p text:style-name="Text_20_body">Galilei, Vincenzo. <text:span text:style-name="T1">Dialogo Della Musica</text:span>. Florence, 1581.</text:p>
      <text:p text:style-name="Text_20_body">García Sanz, Ana, and Leticia Sánchez Hernández. <text:span text:style-name="T1">Monasterios de Las Descalzas Reales Y de La Encarnación</text:span>. Madrid: Palacio Real de Madrid, 2011.</text:p>
      <text:p text:style-name="Text_20_body"><text:soft-page-break/>Godwin, Joscelyn. <text:span text:style-name="T1">Athanasius Kircher’s Theater of the World: The Life and Work of the Last Man to Search for Universal Knowledge</text:span>. Rochester, VT: Inner Traditions, 2009.</text:p>
      <text:p text:style-name="Text_20_body">Gouk, Penelope. “Music and the Sciences.” In <text:span text:style-name="T1">The Cambridge History of Seventeenth-Century Music</text:span>, edited by Tim ed. Carter and John Butt, 132–57. Cambridge: Cambridge University Press, 2005.</text:p>
      <text:p text:style-name="Text_20_body">———. “The Role of Harmonics in the Scientific Revolution.” In <text:span text:style-name="T1">The Cambridge History of Western Music Theory</text:span>, 223–45. Cambridge: Cambridge University Press, 2002.</text:p>
      <text:p text:style-name="Text_20_body">Greer, Margaret. “Los Dos Cuerpos Del Rey En Calderón: <text:span text:style-name="T1">El Nuevo Palacio Del Retiro</text:span> Y <text:span text:style-name="T1">El Mayor Encanto, Amor</text:span>.” In <text:span text:style-name="T1">El Teatro Clásico Español a Través de Sus Monarcas</text:span>, edited by Luciano García Lorenzo, 181–202. Madrid: Fundamentos, 2006.</text:p>
      <text:p text:style-name="Text_20_body"><text:span text:style-name="T1">Grove Art Online, Oxford Art Online</text:span>, n.d.</text:p>
      <text:p text:style-name="Text_20_body"><text:span text:style-name="T1">Grove Music Online</text:span>. Oxford Music Online. Oxford: Oxford University Press, 2016.</text:p>
      <text:p text:style-name="Text_20_body">Illari, Bernardo. “Polychoral Culture: Cathedral Music in La Plata (Bolivia), 1680–1730.” PhD diss., University of Chicago, 2001.</text:p>
      <text:p text:style-name="Text_20_body">Irving, David. <text:span text:style-name="T1">Colonial Counterpoint: Music in Early Modern Manila</text:span>. Oxford: Oxford University Press, 2010.</text:p>
      <text:p text:style-name="Text_20_body">Juan de la Cruz, San. “Subida Del Monte Carmelo.” In <text:span text:style-name="T1">Obras Completas</text:span>, by San Juan de la Cruz, 151–432. edited by José Vicente Rodríguez and Federico Ruiz Salvador, 6th ed. Madrid: Editorial de Espiritualidad, 2009.</text:p>
      <text:p text:style-name="Text_20_body">Judd, Cristle Collins. “Renaissance Modal Theory: Theoretical, Compositional, and Editorial Perspectives.” In <text:span text:style-name="T1">The Cambridge History of Western Music History</text:span>, edited by Thomas Christensen, 364–406. Cambridge: Cambridge University Press, 2002.</text:p>
      <text:p text:style-name="Text_20_body">Kamen, Henry. <text:span text:style-name="T1">Early Modern European Society</text:span>. New York: Routledge, 2000.</text:p>
      <text:p text:style-name="Text_20_body"><text:soft-page-break/>Kendrick, Robert L. <text:span text:style-name="T1">Singing Jeremiah: Music and Meaning in Holy Week</text:span>. Bloomington, IN: Indiana University Press, 2014.</text:p>
      <text:p text:style-name="Text_20_body">Kircher, Athanasius. <text:span text:style-name="T1">Mvsvrgia vniversalis, sive Ars magna consoni et dissoni in X. libros digesta</text:span>. Rome, 1650.</text:p>
      <text:p text:style-name="Text_20_body">Knighton, Tess, and Álvaro Torrente, eds. <text:span text:style-name="T1">Devotional Music in the Iberian World, 1450–1800: The Villancico and Related Genres</text:span>. Aldershot, UK: Ashgate, 2007.</text:p>
      <text:p text:style-name="Text_20_body">Laird, Paul R. <text:span text:style-name="T1">Towards a History of the Spanish Villancico</text:span>. Warren, MI: Harmonie Park Press, 1997.</text:p>
      <text:p text:style-name="Text_20_body">López-Calo, José. “Corresponsales de Miguel de Irízar.” <text:span text:style-name="T1">Anuario Musical</text:span>, no. 18 (1963): 197–222.</text:p>
      <text:p text:style-name="Text_20_body">———. <text:span text:style-name="T1">La Música En La Catedral de Segovia</text:span>. 2 vols. Segovia: Diputación Provincial de Segovia, 1988.</text:p>
      <text:p text:style-name="Text_20_body">Luis de Granada, Fray. <text:span text:style-name="T1">Introducción del símbolo de la fe</text:span>. Biblioteca de autores españoles 6. Madrid: M. Rivadeneyra, 1871.</text:p>
      <text:p text:style-name="Text_20_body">———. <text:span text:style-name="T1">Introducción del Símbolo de la Fe [Pt. 1]</text:span>. Edited by José María Balcells. Madrid: Cátedra, 1989.</text:p>
      <text:p text:style-name="Text_20_body">Mauleón Rodríguez, Gustavo, ed. <text:span text:style-name="T1">Juan Gutiérrez de Padilla Y La época Palafoxiana</text:span>. Puebla: Gobierno del Estado de Puebla, Secretaría de Cultura, 2010.</text:p>
      <text:p text:style-name="Text_20_body"><text:span text:style-name="T1">New Catholic Encyclopedia</text:span>. 2nd. ed. Gale, 2003.</text:p>
      <text:p text:style-name="Text_20_body">Nieremberg, Juan Eusebio.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text:p>
      <text:p text:style-name="Text_20_body"><text:soft-page-break/>Olarte Martínez, Matilde. “Miguel de Irízar Y Domenzain (1635–1684?): Biografía, Epistolario Y Estudio de Sus Lamentaciones.” PhD diss., Universidad de Valladolid, 1992.</text:p>
      <text:p text:style-name="Text_20_body">Palafox y Mendoza, Juan de. <text:span text:style-name="T1">Bocados espiritvales, politicos, misticos, y morales, Catecismo, y Axiomas doctrinales, para Labradores, y gente senzilla, especialmente; con otros Tratados</text:span>. Madrid, 1662.</text:p>
      <text:p text:style-name="Text_20_body">Plann, Susan. <text:span text:style-name="T1">A Silent Minority: Deaf Education in Spain, 1550–1835</text:span>. Berkeley, CA: University of California Press, 1997.</text:p>
      <text:p text:style-name="Text_20_body">Ramos-Kittrell, Jesús A. <text:span text:style-name="T1">Playing in the Cathedral: Music, Race, and Status in New Spain</text:span>. Oxford: Oxford University Press, 2016.</text:p>
      <text:p text:style-name="Text_20_body">Reyre, Dominique. “Transmisión Poética Y Dramatúrgica Del Dogma En El Auto <text:span text:style-name="T1">El Nuevo Palacio Del Retiro</text:span> de Calderón: La Teología Eucarística de Las Metáforas.” <text:span text:style-name="T1">Criticón</text:span> 102 (2008): 113–22.</text:p>
      <text:p text:style-name="Text_20_body">Robledo Estaire, Luis, ed. <text:span text:style-name="T1">Tonos a Lo Divino Y a Lo Humano En El Madrid Barroco</text:span>. Madrid: Editorial Alpuerto/Fundación Caja Madrid, 2003.</text:p>
      <text:p text:style-name="Text_20_body">Rodríguez, Pablo-Lorenzo. “Villancicos and Personal Networks in 17th-Century Spain.” <text:span text:style-name="T1">Journal of the Institute of Romance Studies</text:span> 8 (1998): 79–89.</text:p>
      <text:p text:style-name="Text_20_body">Rubio, Samuel. <text:span text:style-name="T1">Forma Del Villancico Polifonico Desde El Siglo Xv Hasta El Xviii</text:span>. Cuenca: Instituto de Musica Religiosa de la Excma. Diputación Provincial de Cuenca, 1979.</text:p>
      <text:p text:style-name="Text_20_body">Sande, Duarte de. <text:span text:style-name="T1">De Missione Legatorvm Iaponensium Ad Romanam Curiam, Rebusq; in Europa, Ac Toto Itiner Adimaduersis Dialogvs Ex Ephemeride Ipsorvm Legatorvm Colectvs, &amp; in Sermonem Latinvm Versvs Ab Eduardo de Sande Sacerdote Societatis Iesv.</text:span> Macao, 1590.</text:p>
      <text:p text:style-name="Text_20_body">———. <text:span text:style-name="T1">Japanese Travellers in Sixteenth-Century Europe: A Dialogue Concerning the Mission of the Japanese Ambassadors to the Roman Curia (1590)</text:span>. Edited by Derek Massarella. <text:soft-page-break/>Translated by J. F. Moran. London: The Hakluyt Society/Ashgate, 2012.</text:p>
      <text:p text:style-name="Text_20_body">Sánchez, Vicente. <text:span text:style-name="T1">Lyra Poética de Vicente Sanchez, Natvral de La Imperial Civdad de Zaragoza. Obras Posthvmas</text:span>. Zaragoza, 1688.</text:p>
      <text:p text:style-name="Text_20_body">Schreiner, Susan Elizabeth. <text:span text:style-name="T1">Are You Alone Wise?: The Search for Certainty in the Early Modern Era</text:span>. Oxford: Oxford University Press, 2011.</text:p>
      <text:p text:style-name="Text_20_body">Spiess, Lincoln B., and Thomas Stanford, eds. <text:span text:style-name="T1">Archivo de Música Sacra de La Catedral de Puebla</text:span>. Mexico City, 1967.</text:p>
      <text:p text:style-name="Text_20_body">Stanford, E. Thomas. <text:span text:style-name="T1">Catálogo de Los Acervos Musicales de Las Catedrales Metropolitanas de México Y Puebla Y de La Biblioteca Nacional de Antropología E Historia Y Otras Colecciones Menores</text:span>. Mexico City: Instituto Nacional de Antropología e Historia, 2002.</text:p>
      <text:p text:style-name="Text_20_body">Sutton, Mary Ellen. “A Study of the Seventeenth-Century Iberian Organ Batalla: Historical Development, Musical Characteristics, and Performance Considerations.” DMA thesis, University of Kansas, 1975.</text:p>
      <text:p text:style-name="Text_20_body">Tenorio, Martha Lilia. <text:span text:style-name="T1">Los Villancicos de Sor Juana</text:span>. Mexico City: El Colegio de México, 1999.</text:p>
      <text:p text:style-name="Text_20_body">Torrente, Álvaro José. “The Sacred Villancico in Early Eighteenth-Century Spain: The Repertory of Salamanca Cathedral.” PhD diss., University of Cambridge, 1997.</text:p>
      <text:p text:style-name="Text_20_body">Veracruce, Alphonsus à. <text:span text:style-name="T1">Phisica, Specvlatio</text:span>. Mexico City, 1557.</text:p>
      <text:p text:style-name="Text_20_body">“Villancicos Que Se Han de Cantar En El Real Convento de La Encarnación, La Noche de Navidad, Este Año de 1671.” Madrid, 1671.</text:p>
      <text:p text:style-name="Text_20_body">Waterhouse, David. “The Earliest Japanese Contacts with Western Music.” <text:span text:style-name="T1">Review of Culture</text:span> 26 (1996): 36–47.</text:p>
      <text:p text:style-name="Text_20_body">Zbikowski, Lawrence M. <text:span text:style-name="T1">Conceptualizing Music: Cognitive Structure, Theory, and </text:span><text:soft-page-break/><text:span text:style-name="T1">Analysis</text:span>. New York: Oxford University Press, 2002.</text:p>
      <text:p text:style-name="Text_20_body">Županov, Ines G. <text:span text:style-name="T1">Missionary Tropics: The Catholic Frontier in India</text:span>. Ann Arbor, MI: University of Michigan Press,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in" fo:line-height="200%" fo:text-indent="0.5in" style:auto-text-indent="false" style:writing-mode="page"/>
      <style:text-properties style:font-name="Libertinus Math" fo:font-family="'Libertinus Math'" style:font-style-name="Regular" style:font-pitch="variable"/>
    </style:style>
    <style:style style:name="Heading" style:family="paragraph" style:parent-style-name="Standard" style:next-style-name="Text_20_body" style:auto-update="true" style:class="text">
      <style:paragraph-properties fo:margin-left="0in" fo:margin-right="0in" fo:margin-top="0.1665in" fo:margin-bottom="0.0835in" loext:contextual-spacing="false" fo:text-indent="0in" style:auto-text-indent="false" fo:keep-with-next="always" style:writing-mode="page"/>
      <style:text-properties fo:font-size="14pt"/>
    </style:style>
    <style:style style:name="Text_20_body" style:display-name="Text body" style:family="paragraph" style:parent-style-name="Standard" style:class="text">
      <style:paragraph-properties fo:margin-top="0in" fo:margin-bottom="0in" loext:contextual-spacing="tru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auto-update="true" style:class="html">
      <style:paragraph-properties fo:margin-left="0.5in" fo:margin-right="0.5in" fo:margin-top="0in" fo:margin-bottom="0in" loext:contextual-spacing="false" fo:text-indent="0in" style:auto-text-indent="false" style:writing-mode="pag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style:writing-mode="page"/>
      <style:text-properties fo:font-style="normal"/>
    </style:style>
    <style:style style:name="Author" style:family="paragraph" style:parent-style-name="Standard" style:next-style-name="Date" style:master-page-name="">
      <style:paragraph-properties fo:margin-left="0in" fo:margin-right="0in" fo:text-indent="0in" style:auto-text-indent="false" style:page-number="auto" style:writing-mode="page"/>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text-indent="0.5in" style:auto-text-indent="false" style:writing-mode="page"/>
    </style:style>
    <style:style style:name="Title" style:family="paragraph" style:parent-style-name="Heading" style:next-style-name="Text_20_body" style:class="chapter">
      <style:paragraph-properties fo:text-align="start" style:justify-single-word="false" style:writing-mode="page"/>
      <style:text-properties fo:font-size="18pt" fo:font-weight="normal" style:font-size-asian="28pt" style:font-weight-asian="bold" style:font-size-complex="28pt" style:font-weight-complex="bold"/>
    </style:style>
    <style:style style:name="End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Libertinus Math" fo:font-family="'Libertinus Math'" style:font-style-name="Regular" style:font-pitch="variable" loext:padding="0in" loext:border="none" loext:shadow="none"/>
    </style:style>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text-properties style:font-name="Libertinus Math" fo:font-family="'Libertinus Math'" style:font-style-name="Regular" style:font-pitch="variable"/>
    </style:style>
    <style:style style:name="Endnote_20_anchor" style:display-name="Endnote anchor" style:family="text">
      <style:text-properties style:text-position="super 58%"/>
    </style:style>
    <text:outline-style style:name="Outline">
      <text:outline-level-style text:level="1" style:num-prefix=" "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dc:date>2017-12-03T11:06:23.441591060</dc:date>
    <meta:editing-duration>PT3M30S</meta:editing-duration>
    <meta:editing-cycles>2</meta:editing-cycles>
    <meta:generator>LibreOffice/5.4.3.2$Linux_X86_64 LibreOffice_project/40$Build-2</meta:generator>
    <meta:document-statistic meta:table-count="0" meta:image-count="0" meta:object-count="0" meta:page-count="64" meta:paragraph-count="360" meta:word-count="19387" meta:character-count="121425" meta:non-whitespace-character-count="102515"/>
  </office:meta>
</office:document-meta>
</file>